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ext" style:name="adbcb78">
      <style:text-properties fo:color="#95bc0f" fo:font-style="italic"/>
    </style:style>
    <style:style style:family="text" style:name="aad791d">
      <style:text-properties fo:font-weight="bold"/>
    </style:style>
    <style:style style:family="text" style:name="a0d52e9">
      <style:text-properties fo:font-weight="bold"/>
    </style:style>
    <style:style style:family="text" style:name="a7cfa06">
      <style:text-properties fo:font-weight="bold" style:text-underline-style="solid" style:text-underline-type="single"/>
    </style:style>
    <style:style style:family="text" style:name="a9bbfea">
      <style:text-properties fo:color="#95bc0f" fo:font-style="italic"/>
    </style:style>
    <style:style style:family="text" style:name="a7f647a">
      <style:text-properties fo:font-weight="bold" style:text-underline-style="solid" style:text-underline-type="single"/>
    </style:style>
    <style:style style:family="text" style:name="ae5dbeb">
      <style:text-properties fo:font-style="italic"/>
    </style:style>
    <style:style style:family="text" style:name="ae11671">
      <style:text-properties fo:font-weight="bold"/>
    </style:style>
    <style:style style:family="text" style:name="afac0a0">
      <style:text-properties fo:color="#95bc0f" fo:font-style="italic"/>
    </style:style>
    <style:style style:family="text" style:name="ad636f1">
      <style:text-properties fo:font-weight="bold"/>
    </style:style>
    <style:style style:family="text" style:name="a40f1fa">
      <style:text-properties fo:font-weight="bold"/>
    </style:style>
    <style:style style:family="text" style:name="abb2776">
      <style:text-properties fo:font-weight="bold"/>
    </style:style>
    <style:style style:family="text" style:name="a8bc669">
      <style:text-properties fo:font-weight="bold" style:text-underline-style="solid" style:text-underline-type="single"/>
    </style:style>
    <style:style style:family="text" style:name="abce446">
      <style:text-properties fo:font-weight="bold"/>
    </style:style>
    <style:style style:family="text" style:name="ab04644">
      <style:text-properties fo:color="#95bc0f" fo:font-style="italic"/>
    </style:style>
    <style:style style:family="text" style:name="ae97d57">
      <style:text-properties fo:font-weight="bold"/>
    </style:style>
    <style:style style:family="text" style:name="ac853a6">
      <style:text-properties fo:font-weight="bold" style:text-underline-style="solid" style:text-underline-type="single"/>
    </style:style>
    <style:style style:family="text" style:name="a7daf93">
      <style:text-properties fo:font-weight="bold"/>
    </style:style>
    <style:style style:family="text" style:name="a829037">
      <style:text-properties fo:color="#95bc0f" fo:font-style="italic"/>
    </style:style>
    <style:style style:family="text" style:name="ae420a1">
      <style:text-properties fo:font-weight="bold"/>
    </style:style>
    <style:style style:family="text" style:name="a37569d">
      <style:text-properties fo:font-weight="bold"/>
    </style:style>
    <style:style style:family="text" style:name="af31591">
      <style:text-properties fo:font-weight="bold"/>
    </style:style>
    <style:style style:family="text" style:name="a137992">
      <style:text-properties fo:font-weight="bold" style:text-underline-style="solid" style:text-underline-type="single"/>
    </style:style>
    <style:style style:family="text" style:name="af0eefb">
      <style:text-properties fo:font-weight="bold"/>
    </style:style>
    <style:style style:family="text" style:name="ad092db">
      <style:text-properties fo:color="#95bc0f" fo:font-style="italic"/>
    </style:style>
    <style:style style:family="text" style:name="a0c8377">
      <style:text-properties fo:font-weight="bold"/>
    </style:style>
    <style:style style:family="text" style:name="af4c097">
      <style:text-properties fo:font-weight="bold"/>
    </style:style>
    <style:style style:family="text" style:name="aa6db88">
      <style:text-properties fo:font-weight="bold"/>
    </style:style>
    <style:style style:family="text" style:name="af8ffad">
      <style:text-properties fo:font-weight="bold" style:text-underline-style="solid" style:text-underline-type="single"/>
    </style:style>
    <style:style style:family="text" style:name="ac61856">
      <style:text-properties fo:color="#95bc0f" fo:font-style="italic"/>
    </style:style>
    <style:style style:family="text" style:name="a821e46">
      <style:text-properties fo:font-weight="bold"/>
    </style:style>
    <style:style style:family="text" style:name="aa7b0d2">
      <style:text-properties fo:font-weight="bold"/>
    </style:style>
    <style:style style:family="text" style:name="accc99e">
      <style:text-properties fo:font-weight="bold"/>
    </style:style>
    <style:style style:family="text" style:name="ae0ef1a">
      <style:text-properties fo:font-weight="bold" style:text-underline-style="solid" style:text-underline-type="single"/>
    </style:style>
    <style:style style:family="text" style:name="ac5bea2">
      <style:text-properties fo:color="#95bc0f" fo:font-style="italic"/>
    </style:style>
    <style:style style:family="text" style:name="a21f24e">
      <style:text-properties fo:font-weight="bold" style:text-underline-style="solid" style:text-underline-type="single"/>
    </style:style>
    <style:style style:family="text" style:name="afbe50d">
      <style:text-properties fo:color="#95bc0f" fo:font-style="italic"/>
    </style:style>
    <style:style style:family="text" style:name="a2faf0f">
      <style:text-properties fo:font-weight="bold"/>
    </style:style>
    <style:style style:family="text" style:name="a9f5915">
      <style:text-properties fo:font-weight="bold"/>
    </style:style>
    <style:style style:family="text" style:name="a4ebb6a">
      <style:text-properties fo:font-weight="bold"/>
    </style:style>
    <style:style style:family="text" style:name="a465fd0">
      <style:text-properties fo:font-weight="bold" style:text-underline-style="solid" style:text-underline-type="single"/>
    </style:style>
    <style:style style:family="text" style:name="a4960f1">
      <style:text-properties fo:color="#95bc0f" fo:font-style="italic"/>
    </style:style>
    <style:style style:family="text" style:name="ae436d6">
      <style:text-properties fo:font-weight="bold"/>
    </style:style>
    <style:style style:family="text" style:name="ab9ba29">
      <style:text-properties fo:font-weight="bold"/>
    </style:style>
    <style:style style:family="text" style:name="aa5dfe5">
      <style:text-properties fo:font-weight="bold"/>
    </style:style>
    <style:style style:family="text" style:name="aeac6a1">
      <style:text-properties fo:font-weight="bold" style:text-underline-style="solid" style:text-underline-type="single"/>
    </style:style>
    <style:style style:family="text" style:name="aaab569">
      <style:text-properties fo:color="#95bc0f" fo:font-style="italic"/>
    </style:style>
    <style:style style:family="text" style:name="ab3a35b">
      <style:text-properties fo:font-weight="bold"/>
    </style:style>
    <style:style style:family="text" style:name="a69fd3e">
      <style:text-properties fo:font-weight="bold"/>
    </style:style>
    <style:style style:family="text" style:name="a3cb353">
      <style:text-properties fo:font-weight="bold"/>
    </style:style>
    <style:style style:family="text" style:name="a281324">
      <style:text-properties fo:font-weight="bold" style:text-underline-style="solid" style:text-underline-type="single"/>
    </style:style>
    <style:style style:family="text" style:name="ad9be51">
      <style:text-properties fo:color="#95bc0f" fo:font-style="italic"/>
    </style:style>
    <style:style style:family="text" style:name="afd6489">
      <style:text-properties fo:font-weight="bold"/>
    </style:style>
    <style:style style:family="text" style:name="a9c2255">
      <style:text-properties fo:font-weight="bold"/>
    </style:style>
    <style:style style:family="text" style:name="a7393cf">
      <style:text-properties fo:font-weight="bold"/>
    </style:style>
    <style:style style:family="text" style:name="a1f6639">
      <style:text-properties fo:font-weight="bold"/>
    </style:style>
    <style:style style:family="text" style:name="ab1f11b">
      <style:text-properties fo:font-weight="bold" style:text-underline-style="solid" style:text-underline-type="single"/>
    </style:style>
    <style:style style:family="text" style:name="a5f0a6f">
      <style:text-properties fo:color="#95bc0f" fo:font-style="italic"/>
    </style:style>
    <style:style style:family="text" style:name="a264b52">
      <style:text-properties fo:font-weight="bold"/>
    </style:style>
    <style:style style:family="text" style:name="a409ef1">
      <style:text-properties fo:font-weight="bold" style:text-underline-style="solid" style:text-underline-type="single"/>
    </style:style>
    <style:style style:family="text" style:name="ad22be2">
      <style:text-properties fo:font-weight="bold"/>
    </style:style>
    <style:style style:family="text" style:name="a672bbf">
      <style:text-properties fo:color="#95bc0f" fo:font-style="italic"/>
    </style:style>
    <style:style style:family="text" style:name="a2b1c6a">
      <style:text-properties fo:font-weight="bold"/>
    </style:style>
    <style:style style:family="text" style:name="af71b81">
      <style:text-properties fo:font-weight="bold"/>
    </style:style>
    <style:style style:family="text" style:name="a4edd68">
      <style:text-properties fo:font-weight="bold" style:text-underline-style="solid" style:text-underline-type="single"/>
    </style:style>
    <style:style style:family="text" style:name="a22563b">
      <style:text-properties fo:font-weight="bold"/>
    </style:style>
    <style:style style:family="text" style:name="a26b979">
      <style:text-properties fo:color="#95bc0f" fo:font-style="italic"/>
    </style:style>
    <style:style style:family="text" style:name="ab55414">
      <style:text-properties fo:font-weight="bold"/>
    </style:style>
    <style:style style:family="text" style:name="aafa0e3">
      <style:text-properties fo:font-weight="bold"/>
    </style:style>
    <style:style style:family="text" style:name="adde6b0">
      <style:text-properties fo:font-weight="bold" style:text-underline-style="solid" style:text-underline-type="single"/>
    </style:style>
    <style:style style:family="text" style:name="aabb55f">
      <style:text-properties fo:font-weight="bold"/>
    </style:style>
    <style:style style:family="text" style:name="a0d898c">
      <style:text-properties fo:color="#95bc0f" fo:font-style="italic"/>
    </style:style>
    <style:style style:family="text" style:name="a75a663">
      <style:text-properties fo:font-weight="bold"/>
    </style:style>
    <style:style style:family="text" style:name="a117862">
      <style:text-properties fo:font-weight="bold"/>
    </style:style>
    <style:style style:family="text" style:name="af2f269">
      <style:text-properties fo:font-weight="bold" style:text-underline-style="solid" style:text-underline-type="single"/>
    </style:style>
    <style:style style:family="text" style:name="a44d49b">
      <style:text-properties fo:color="#95bc0f" fo:font-style="italic"/>
    </style:style>
    <style:style style:family="text" style:name="ae011f7">
      <style:text-properties fo:font-weight="bold"/>
    </style:style>
    <style:style style:family="text" style:name="a7b092a">
      <style:text-properties fo:font-weight="bold"/>
    </style:style>
    <style:style style:family="text" style:name="a0cfd4b">
      <style:text-properties fo:font-weight="bold"/>
    </style:style>
    <style:style style:family="text" style:name="ae49e7a">
      <style:text-properties fo:font-weight="bold" style:text-underline-style="solid" style:text-underline-type="single"/>
    </style:style>
    <style:style style:family="text" style:name="af9a5fe">
      <style:text-properties fo:color="#95bc0f" fo:font-style="italic"/>
    </style:style>
    <style:style style:family="text" style:name="a950e37">
      <style:text-properties fo:font-weight="bold" style:text-underline-style="solid" style:text-underline-type="single"/>
    </style:style>
    <style:style style:family="text" style:name="a752224">
      <style:text-properties fo:font-style="italic"/>
    </style:style>
    <style:style style:family="text" style:name="a672125">
      <style:text-properties fo:font-weight="bold"/>
    </style:style>
    <style:style style:family="text" style:name="a07a672">
      <style:text-properties fo:color="#95bc0f" fo:font-style="italic"/>
    </style:style>
    <style:style style:family="text" style:name="a15374d">
      <style:text-properties fo:font-style="italic"/>
    </style:style>
    <style:style style:family="text" style:name="a9b49a9">
      <style:text-properties fo:font-weight="bold" style:text-underline-style="solid" style:text-underline-type="single"/>
    </style:style>
    <style:style style:family="text" style:name="a5dcd28">
      <style:text-properties fo:font-weight="bold"/>
    </style:style>
    <style:style style:family="text" style:name="ada234c">
      <style:text-properties fo:color="#95bc0f" fo:font-style="italic"/>
    </style:style>
    <style:style style:family="text" style:name="ac0dea1">
      <style:text-properties fo:font-style="italic"/>
    </style:style>
    <style:style style:family="text" style:name="a5dec42">
      <style:text-properties fo:font-weight="bold" style:text-underline-style="solid" style:text-underline-type="single"/>
    </style:style>
    <style:style style:family="text" style:name="aaab305">
      <style:text-properties fo:font-weight="bold"/>
    </style:style>
    <style:style style:family="text" style:name="a1e17fe">
      <style:text-properties fo:color="#95bc0f" fo:font-style="italic"/>
    </style:style>
    <style:style style:family="text" style:name="afa6343">
      <style:text-properties fo:font-weight="bold"/>
    </style:style>
    <style:style style:family="text" style:name="a89a94e">
      <style:text-properties style:text-underline-style="solid" style:text-underline-type="single"/>
    </style:style>
    <style:style style:family="text" style:name="a984e1d">
      <style:text-properties fo:font-weight="bold" style:text-underline-style="solid" style:text-underline-type="single"/>
    </style:style>
    <style:style style:family="text" style:name="aaa0dee">
      <style:text-properties fo:font-weight="bold"/>
    </style:style>
    <style:style style:family="text" style:name="af8ec10">
      <style:text-properties fo:color="#95bc0f" fo:font-style="italic"/>
    </style:style>
    <style:style style:family="text" style:name="a48506b">
      <style:text-properties fo:font-weight="bold"/>
    </style:style>
    <style:style style:family="text" style:name="ac54f31">
      <style:text-properties fo:font-weight="bold"/>
    </style:style>
    <style:style style:family="text" style:name="ace300f">
      <style:text-properties fo:font-weight="bold" style:text-underline-style="solid" style:text-underline-type="single"/>
    </style:style>
    <style:style style:family="text" style:name="aa2513b">
      <style:text-properties fo:font-weight="bold"/>
    </style:style>
    <style:style style:family="text" style:name="af56ad1">
      <style:text-properties fo:color="#95bc0f" fo:font-style="italic"/>
    </style:style>
    <style:style style:family="text" style:name="afc4477">
      <style:text-properties fo:font-weight="bold"/>
    </style:style>
    <style:style style:family="text" style:name="af8fd84">
      <style:text-properties fo:font-weight="bold"/>
    </style:style>
    <style:style style:family="text" style:name="a7d2a68">
      <style:text-properties fo:font-weight="bold" style:text-underline-style="solid" style:text-underline-type="single"/>
    </style:style>
    <style:style style:family="text" style:name="a1292c2">
      <style:text-properties fo:font-weight="bold"/>
    </style:style>
    <style:style style:family="text" style:name="a293d33">
      <style:text-properties fo:color="#95bc0f" fo:font-style="italic"/>
    </style:style>
    <style:style style:family="text" style:name="a820952">
      <style:text-properties fo:font-weight="bold"/>
    </style:style>
    <style:style style:family="text" style:name="a273f4e">
      <style:text-properties fo:font-weight="bold"/>
    </style:style>
    <style:style style:family="text" style:name="a1226ff">
      <style:text-properties fo:font-weight="bold" style:text-underline-style="solid" style:text-underline-type="single"/>
    </style:style>
    <style:style style:family="text" style:name="ab1c6e5">
      <style:text-properties fo:font-weight="bold"/>
    </style:style>
    <style:style style:family="text" style:name="a247522">
      <style:text-properties fo:color="#95bc0f" fo:font-style="italic"/>
    </style:style>
    <style:style style:family="text" style:name="a2ad8f3">
      <style:text-properties fo:font-weight="bold"/>
    </style:style>
    <style:style style:family="text" style:name="a632857">
      <style:text-properties fo:font-weight="bold"/>
    </style:style>
    <style:style style:family="text" style:name="a7de212">
      <style:text-properties fo:font-weight="bold"/>
    </style:style>
    <style:style style:family="text" style:name="aa31519">
      <style:text-properties fo:font-weight="bold" style:text-underline-style="solid" style:text-underline-type="single"/>
    </style:style>
    <style:style style:family="text" style:name="af3b172">
      <style:text-properties fo:color="#95bc0f" fo:font-style="italic"/>
    </style:style>
    <style:style style:family="text" style:name="a954f44">
      <style:text-properties fo:font-weight="bold"/>
    </style:style>
    <style:style style:family="text" style:name="a02cc8a">
      <style:text-properties fo:font-weight="bold"/>
    </style:style>
    <style:style style:family="text" style:name="a386ab9">
      <style:text-properties fo:font-weight="bold" style:text-underline-style="solid" style:text-underline-type="single"/>
    </style:style>
    <style:style style:family="text" style:name="a028053">
      <style:text-properties fo:font-weight="bold"/>
    </style:style>
    <style:style style:family="text" style:name="a90a795">
      <style:text-properties fo:color="#95bc0f" fo:font-style="italic"/>
    </style:style>
    <style:style style:family="text" style:name="a9abf4b">
      <style:text-properties fo:font-weight="bold"/>
    </style:style>
    <style:style style:family="text" style:name="ad4e4d2">
      <style:text-properties fo:font-weight="bold"/>
    </style:style>
    <style:style style:family="text" style:name="a546170">
      <style:text-properties fo:font-weight="bold" style:text-underline-style="solid" style:text-underline-type="single"/>
    </style:style>
    <style:style style:family="text" style:name="ab84028">
      <style:text-properties fo:font-weight="bold"/>
    </style:style>
    <style:style style:family="text" style:name="a66fdf4">
      <style:text-properties fo:color="#95bc0f" fo:font-style="italic"/>
    </style:style>
    <style:style style:family="text" style:name="ac6128b">
      <style:text-properties fo:font-weight="bold"/>
    </style:style>
    <style:style style:family="text" style:name="a419470">
      <style:text-properties fo:font-weight="bold"/>
    </style:style>
    <style:style style:family="text" style:name="a63bcb6">
      <style:text-properties fo:font-weight="bold" style:text-underline-style="solid" style:text-underline-type="single"/>
    </style:style>
    <style:style style:family="text" style:name="ae3d5bc">
      <style:text-properties fo:font-weight="bold"/>
    </style:style>
    <style:style style:family="text" style:name="a31b772">
      <style:text-properties fo:font-weight="bold"/>
    </style:style>
    <style:style style:family="text" style:name="add52cb">
      <style:text-properties fo:color="#95bc0f" fo:font-style="italic"/>
    </style:style>
    <style:style style:family="text" style:name="a67d7b1">
      <style:text-properties fo:font-weight="bold"/>
    </style:style>
    <style:style style:family="text" style:name="a386a0e">
      <style:text-properties fo:font-weight="bold"/>
    </style:style>
    <style:style style:family="text" style:name="ad7ee9d">
      <style:text-properties fo:font-weight="bold" style:text-underline-style="solid" style:text-underline-type="single"/>
    </style:style>
    <style:style style:family="text" style:name="a1eba66">
      <style:text-properties style:text-underline-style="solid" style:text-underline-type="single"/>
    </style:style>
    <style:style style:family="text" style:name="a6a222d">
      <style:text-properties fo:color="#95bc0f" fo:font-style="italic"/>
    </style:style>
    <style:style style:family="text" style:name="a266c99">
      <style:text-properties fo:font-weight="bold"/>
    </style:style>
    <style:style style:family="text" style:name="acfcae4">
      <style:text-properties fo:font-weight="bold"/>
    </style:style>
    <style:style style:family="text" style:name="ad10ab6">
      <style:text-properties fo:font-weight="bold" style:text-underline-style="solid" style:text-underline-type="single"/>
    </style:style>
    <style:style style:family="text" style:name="a788fdb">
      <style:text-properties style:text-underline-style="solid" style:text-underline-type="single"/>
    </style:style>
    <style:style style:family="text" style:name="a501f0c">
      <style:text-properties fo:color="#95bc0f" fo:font-style="italic"/>
    </style:style>
    <style:style style:family="text" style:name="a6a2221">
      <style:text-properties fo:font-weight="bold"/>
    </style:style>
    <style:style style:family="text" style:name="a77b27a">
      <style:text-properties fo:font-weight="bold" style:text-underline-style="solid" style:text-underline-type="single"/>
    </style:style>
    <style:style style:family="text" style:name="ad19d19">
      <style:text-properties fo:font-weight="bold"/>
    </style:style>
    <style:style style:family="text" style:name="a553c51">
      <style:text-properties style:text-underline-style="solid" style:text-underline-type="single"/>
    </style:style>
    <style:style style:family="text" style:name="a167180">
      <style:text-properties fo:color="#95bc0f" fo:font-style="italic"/>
    </style:style>
    <style:style style:family="text" style:name="af8ec02">
      <style:text-properties fo:font-weight="bold"/>
    </style:style>
    <style:style style:family="text" style:name="af61d08">
      <style:text-properties fo:font-weight="bold" style:text-underline-style="solid" style:text-underline-type="single"/>
    </style:style>
    <style:style style:family="text" style:name="a09a75c">
      <style:text-properties fo:font-weight="bold"/>
    </style:style>
    <style:style style:family="text" style:name="a0e08ea">
      <style:text-properties style:text-underline-style="solid" style:text-underline-type="single"/>
    </style:style>
    <style:style style:family="text" style:name="affe607">
      <style:text-properties fo:color="#95bc0f" fo:font-style="italic"/>
    </style:style>
    <style:style style:family="text" style:name="a01fdbb">
      <style:text-properties fo:font-weight="bold"/>
    </style:style>
    <style:style style:family="text" style:name="ac2fd8a">
      <style:text-properties fo:font-weight="bold" style:text-underline-style="solid" style:text-underline-type="single"/>
    </style:style>
    <style:style style:family="text" style:name="aa9eb70">
      <style:text-properties fo:font-weight="bold"/>
    </style:style>
    <style:style style:family="text" style:name="a9db710">
      <style:text-properties style:text-underline-style="solid" style:text-underline-type="single"/>
    </style:style>
    <style:style style:family="text" style:name="ae5906d">
      <style:text-properties fo:color="#95bc0f" fo:font-style="italic"/>
    </style:style>
    <style:style style:family="text" style:name="a6c6a96">
      <style:text-properties fo:font-weight="bold" style:text-underline-style="solid" style:text-underline-type="single"/>
    </style:style>
    <style:style style:family="text" style:name="aa012da">
      <style:text-properties fo:font-style="italic"/>
    </style:style>
    <style:style style:family="text" style:name="abe996c">
      <style:text-properties fo:font-weight="bold"/>
    </style:style>
    <style:style style:family="text" style:name="a6d23d8">
      <style:text-properties fo:color="#95bc0f" fo:font-style="italic"/>
    </style:style>
    <style:style style:family="text" style:name="aba5c0e">
      <style:text-properties fo:font-weight="bold"/>
    </style:style>
    <style:style style:family="text" style:name="af5042d">
      <style:text-properties fo:font-weight="bold"/>
    </style:style>
    <style:style style:family="text" style:name="a8f2dbb">
      <style:text-properties fo:font-weight="bold" style:text-underline-style="solid" style:text-underline-type="single"/>
    </style:style>
    <style:style style:family="text" style:name="a10fe83">
      <style:text-properties style:text-underline-style="solid" style:text-underline-type="single"/>
    </style:style>
    <style:style style:family="text" style:name="a79f26d">
      <style:text-properties fo:color="#95bc0f" fo:font-style="italic"/>
    </style:style>
    <style:style style:family="text" style:name="a36e358">
      <style:text-properties fo:font-weight="bold"/>
    </style:style>
    <style:style style:family="text" style:name="aebc200">
      <style:text-properties fo:font-weight="bold"/>
    </style:style>
    <style:style style:family="text" style:name="a4c0737">
      <style:text-properties fo:font-weight="bold" style:text-underline-style="solid" style:text-underline-type="single"/>
    </style:style>
    <style:style style:family="text" style:name="a924db4">
      <style:text-properties style:text-underline-style="solid" style:text-underline-type="single"/>
    </style:style>
    <style:style style:family="text" style:name="a9773e3">
      <style:text-properties fo:color="#95bc0f" fo:font-style="italic"/>
    </style:style>
    <style:style style:family="text" style:name="a69db50">
      <style:text-properties fo:font-weight="bold"/>
    </style:style>
    <style:style style:family="text" style:name="ab3a976">
      <style:text-properties fo:font-weight="bold"/>
    </style:style>
    <style:style style:family="text" style:name="ae0139d">
      <style:text-properties fo:font-weight="bold" style:text-underline-style="solid" style:text-underline-type="single"/>
    </style:style>
    <style:style style:family="text" style:name="ab2b4b5">
      <style:text-properties style:text-underline-style="solid" style:text-underline-type="single"/>
    </style:style>
    <style:style style:family="text" style:name="a7a8001">
      <style:text-properties fo:color="#95bc0f" fo:font-style="italic"/>
    </style:style>
    <style:style style:family="text" style:name="a3fc40a">
      <style:text-properties fo:font-weight="bold"/>
    </style:style>
    <style:style style:family="text" style:name="a9dcd5a">
      <style:text-properties fo:font-weight="bold" style:text-underline-style="solid" style:text-underline-type="single"/>
    </style:style>
    <style:style style:family="text" style:name="a4004e8">
      <style:text-properties fo:font-weight="bold"/>
    </style:style>
    <style:style style:family="text" style:name="a8a0079">
      <style:text-properties style:text-underline-style="solid" style:text-underline-type="single"/>
    </style:style>
    <style:style style:family="text" style:name="a1daf9b">
      <style:text-properties fo:color="#95bc0f" fo:font-style="italic"/>
    </style:style>
    <style:style style:family="text" style:name="a8dfadf">
      <style:text-properties fo:font-weight="bold"/>
    </style:style>
    <style:style style:family="text" style:name="a93ffa8">
      <style:text-properties fo:font-weight="bold" style:text-underline-style="solid" style:text-underline-type="single"/>
    </style:style>
    <style:style style:family="text" style:name="ae03c81">
      <style:text-properties fo:font-style="italic"/>
    </style:style>
    <style:style style:family="text" style:name="a0dab5e">
      <style:text-properties fo:color="#95bc0f" fo:font-style="italic"/>
    </style:style>
    <style:style style:family="text" style:name="a95f9cc">
      <style:text-properties fo:font-weight="bold" style:text-underline-style="solid" style:text-underline-type="single"/>
    </style:style>
    <style:style style:family="text" style:name="ab97d2b">
      <style:text-properties fo:font-weight="bold"/>
    </style:style>
    <style:style style:family="text" style:name="a5aa32f">
      <style:text-properties fo:color="#95bc0f" fo:font-style="italic"/>
    </style:style>
    <style:style style:family="text" style:name="aa63dd3">
      <style:text-properties fo:font-weight="bold"/>
    </style:style>
    <style:style style:family="text" style:name="aeb1dd3">
      <style:text-properties fo:font-weight="bold" style:text-underline-style="solid" style:text-underline-type="single"/>
    </style:style>
    <style:style style:family="text" style:name="a0066b4">
      <style:text-properties fo:color="#95bc0f" fo:font-style="italic"/>
    </style:style>
    <style:style style:family="text" style:name="ae76b5a">
      <style:text-properties fo:font-weight="bold"/>
    </style:style>
    <style:style style:family="text" style:name="aed578d">
      <style:text-properties fo:font-weight="bold" style:text-underline-style="solid" style:text-underline-type="single"/>
    </style:style>
    <style:style style:family="text" style:name="a5d98bd">
      <style:text-properties fo:font-weight="bold"/>
    </style:style>
    <style:style style:family="text" style:name="a314ba3">
      <style:text-properties style:text-underline-style="solid" style:text-underline-type="single"/>
    </style:style>
    <style:style style:family="text" style:name="aefc2a7">
      <style:text-properties fo:font-weight="bold"/>
    </style:style>
    <style:style style:family="text" style:name="a83460d">
      <style:text-properties style:text-underline-style="solid" style:text-underline-type="single"/>
    </style:style>
    <style:style style:family="text" style:name="aaf0ff5">
      <style:text-properties fo:color="#95bc0f" fo:font-style="italic"/>
    </style:style>
    <style:style style:family="text" style:name="a1ce59e">
      <style:text-properties fo:font-weight="bold"/>
    </style:style>
    <style:style style:family="text" style:name="a9cf11c">
      <style:text-properties fo:font-weight="bold"/>
    </style:style>
    <style:style style:family="text" style:name="a1fc4af">
      <style:text-properties fo:font-weight="bold" style:text-underline-style="solid" style:text-underline-type="single"/>
    </style:style>
    <style:style style:family="text" style:name="a3cfdae">
      <style:text-properties fo:font-weight="bold"/>
    </style:style>
    <style:style style:family="text" style:name="afef9bd">
      <style:text-properties fo:color="#95bc0f" fo:font-style="italic"/>
    </style:style>
    <style:style style:family="text" style:name="a1aaf48">
      <style:text-properties fo:font-style="italic"/>
    </style:style>
    <style:style style:family="text" style:name="a5db9a6">
      <style:text-properties fo:font-weight="bold"/>
    </style:style>
    <style:style style:family="text" style:name="a993b8b">
      <style:text-properties fo:font-weight="bold"/>
    </style:style>
    <style:style style:family="text" style:name="a2444da">
      <style:text-properties fo:font-weight="bold"/>
    </style:style>
    <style:style style:family="text" style:name="aa72cfb">
      <style:text-properties fo:font-weight="bold" style:text-underline-style="solid" style:text-underline-type="single"/>
    </style:style>
    <style:style style:family="text" style:name="ac66d05">
      <style:text-properties fo:font-weight="bold"/>
    </style:style>
    <style:style style:family="text" style:name="af554e3">
      <style:text-properties fo:color="#95bc0f" fo:font-style="italic"/>
    </style:style>
    <style:style style:family="text" style:name="a7360d3">
      <style:text-properties fo:font-weight="bold"/>
    </style:style>
    <style:style style:family="text" style:name="a678692">
      <style:text-properties fo:font-weight="bold" style:text-underline-style="solid" style:text-underline-type="single"/>
    </style:style>
    <style:style style:family="text" style:name="ab947df">
      <style:text-properties fo:font-weight="bold"/>
    </style:style>
    <style:style style:family="text" style:name="a877e94">
      <style:text-properties style:text-underline-style="solid" style:text-underline-type="single"/>
    </style:style>
    <style:style style:family="text" style:name="ae0d0fe">
      <style:text-properties fo:color="#95bc0f" fo:font-style="italic"/>
    </style:style>
    <style:style style:family="text" style:name="a95a6c6">
      <style:text-properties fo:font-weight="bold"/>
    </style:style>
    <style:style style:family="text" style:name="a31696f">
      <style:text-properties fo:font-weight="bold" style:text-underline-style="solid" style:text-underline-type="single"/>
    </style:style>
    <style:style style:family="text" style:name="a4a5257">
      <style:text-properties fo:font-weight="bold"/>
    </style:style>
    <style:style style:family="text" style:name="a76a393">
      <style:text-properties style:text-underline-style="solid" style:text-underline-type="single"/>
    </style:style>
    <style:style style:family="text" style:name="ab2d319">
      <style:text-properties fo:color="#95bc0f" fo:font-style="italic"/>
    </style:style>
    <style:style style:family="text" style:name="a86a051">
      <style:text-properties fo:font-weight="bold"/>
    </style:style>
    <style:style style:family="text" style:name="aaaabbb">
      <style:text-properties fo:font-weight="bold"/>
    </style:style>
    <style:style style:family="text" style:name="a705631">
      <style:text-properties fo:font-weight="bold"/>
    </style:style>
    <style:style style:family="text" style:name="af860cd">
      <style:text-properties fo:font-weight="bold" style:text-underline-style="solid" style:text-underline-type="single"/>
    </style:style>
    <style:style style:family="text" style:name="a1b95d6">
      <style:text-properties style:text-underline-style="solid" style:text-underline-type="single"/>
    </style:style>
    <style:style style:family="text" style:name="ae144a0">
      <style:text-properties fo:color="#95bc0f" fo:font-style="italic"/>
    </style:style>
    <style:style style:family="text" style:name="afbeb74">
      <style:text-properties fo:font-weight="bold"/>
    </style:style>
    <style:style style:family="text" style:name="a46506c">
      <style:text-properties fo:font-weight="bold" style:text-underline-style="solid" style:text-underline-type="single"/>
    </style:style>
    <style:style style:family="text" style:name="a773956">
      <style:text-properties fo:font-weight="bold"/>
    </style:style>
    <style:style style:family="text" style:name="ad7ef46">
      <style:text-properties fo:color="#95bc0f" fo:font-style="italic"/>
    </style:style>
    <style:style style:family="text" style:name="a795f97">
      <style:text-properties fo:font-weight="bold"/>
    </style:style>
    <style:style style:family="text" style:name="a4dcddb">
      <style:text-properties fo:font-weight="bold" style:text-underline-style="solid" style:text-underline-type="single"/>
    </style:style>
    <style:style style:family="text" style:name="a8bb9a3">
      <style:text-properties fo:font-weight="bold"/>
    </style:style>
    <style:style style:family="text" style:name="a948bec">
      <style:text-properties fo:color="#95bc0f" fo:font-style="italic"/>
    </style:style>
    <style:style style:family="text" style:name="a91ea27">
      <style:text-properties fo:font-weight="bold"/>
    </style:style>
    <style:style style:family="text" style:name="aabd307">
      <style:text-properties fo:font-weight="bold"/>
    </style:style>
    <style:style style:family="text" style:name="ae99a7e">
      <style:text-properties fo:font-weight="bold" style:text-underline-style="solid" style:text-underline-type="single"/>
    </style:style>
    <style:style style:family="text" style:name="a361803">
      <style:text-properties fo:font-weight="bold"/>
    </style:style>
    <style:style style:family="text" style:name="a38bac8">
      <style:text-properties fo:font-weight="bold"/>
    </style:style>
    <style:style style:family="text" style:name="a166b1d">
      <style:text-properties fo:font-weight="bold"/>
    </style:style>
    <style:style style:family="text" style:name="a51b42a">
      <style:text-properties fo:color="#95bc0f" fo:font-style="italic"/>
    </style:style>
    <style:style style:family="text" style:name="a9a74e8">
      <style:text-properties fo:font-weight="bold"/>
    </style:style>
    <style:style style:family="text" style:name="a971f04">
      <style:text-properties fo:font-weight="bold"/>
    </style:style>
    <style:style style:family="text" style:name="aa55449">
      <style:text-properties fo:font-style="italic"/>
    </style:style>
    <style:style style:family="text" style:name="a852afe">
      <style:text-properties fo:font-weight="bold"/>
    </style:style>
    <style:style style:family="text" style:name="ac5c439">
      <style:text-properties fo:font-weight="bold" style:text-underline-style="solid" style:text-underline-type="single"/>
    </style:style>
    <style:style style:family="text" style:name="a0e3f37">
      <style:text-properties fo:font-weight="bold"/>
    </style:style>
    <style:style style:family="text" style:name="a9cfe18">
      <style:text-properties fo:font-weight="bold"/>
    </style:style>
    <style:style style:family="text" style:name="a56ad19">
      <style:text-properties fo:font-weight="bold"/>
    </style:style>
    <style:style style:family="text" style:name="a1e77b4">
      <style:text-properties fo:color="#95bc0f" fo:font-style="italic"/>
    </style:style>
    <style:style style:family="text" style:name="ad8e07a">
      <style:text-properties fo:font-weight="bold"/>
    </style:style>
    <style:style style:family="text" style:name="af9225a">
      <style:text-properties fo:font-weight="bold"/>
    </style:style>
    <style:style style:family="text" style:name="adc841b">
      <style:text-properties fo:font-weight="bold"/>
    </style:style>
    <style:style style:family="text" style:name="a83729f">
      <style:text-properties fo:font-weight="bold" style:text-underline-style="solid" style:text-underline-type="single"/>
    </style:style>
    <style:style style:family="text" style:name="a6fd9ad">
      <style:text-properties fo:font-weight="bold"/>
    </style:style>
    <style:style style:family="text" style:name="a42769a">
      <style:text-properties fo:color="#95bc0f" fo:font-style="italic"/>
    </style:style>
    <style:style style:family="text" style:name="a3748ee">
      <style:text-properties fo:font-weight="bold"/>
    </style:style>
    <style:style style:family="text" style:name="a2bdad2">
      <style:text-properties fo:font-weight="bold" style:text-underline-style="solid" style:text-underline-type="single"/>
    </style:style>
    <style:style style:family="text" style:name="aa42984">
      <style:text-properties fo:font-weight="bold"/>
    </style:style>
    <style:style style:family="text" style:name="a013424">
      <style:text-properties fo:color="#95bc0f" fo:font-style="italic"/>
    </style:style>
    <style:style style:family="text" style:name="aad47a3">
      <style:text-properties fo:font-weight="bold" style:text-underline-style="solid" style:text-underline-type="single"/>
    </style:style>
    <style:style style:family="text" style:name="a227740">
      <style:text-properties fo:font-weight="bold"/>
    </style:style>
    <style:style style:family="text" style:name="a69dbb1">
      <style:text-properties fo:color="#95bc0f" fo:font-style="italic"/>
    </style:style>
    <style:style style:family="text" style:name="a5c74a1">
      <style:text-properties fo:font-weight="bold"/>
    </style:style>
    <style:style style:family="text" style:name="adee160">
      <style:text-properties fo:font-weight="bold" style:text-underline-style="solid" style:text-underline-type="single"/>
    </style:style>
    <style:style style:family="text" style:name="a08ba18">
      <style:text-properties style:text-underline-style="solid" style:text-underline-type="single"/>
    </style:style>
    <style:style style:family="text" style:name="a8f2b11">
      <style:text-properties fo:font-weight="bold"/>
    </style:style>
    <style:style style:family="text" style:name="a2ca13d">
      <style:text-properties fo:color="#95bc0f" fo:font-style="italic"/>
    </style:style>
    <style:style style:family="text" style:name="a947a57">
      <style:text-properties fo:font-weight="bold"/>
    </style:style>
    <style:style style:family="text" style:name="a9fd475">
      <style:text-properties fo:font-weight="bold"/>
    </style:style>
    <style:style style:family="text" style:name="a138ef8">
      <style:text-properties fo:font-weight="bold" style:text-underline-style="solid" style:text-underline-type="single"/>
    </style:style>
    <style:style style:family="text" style:name="af57258">
      <style:text-properties fo:font-weight="bold"/>
    </style:style>
    <style:style style:family="text" style:name="a1ac1d5">
      <style:text-properties fo:color="#95bc0f" fo:font-style="italic"/>
    </style:style>
    <style:style style:family="text" style:name="a60719c">
      <style:text-properties fo:font-weight="bold"/>
    </style:style>
    <style:style style:family="text" style:name="a82a17b">
      <style:text-properties fo:font-weight="bold" style:text-underline-style="solid" style:text-underline-type="single"/>
    </style:style>
    <style:style style:family="text" style:name="ae23dd9">
      <style:text-properties fo:font-weight="bold"/>
    </style:style>
    <style:style style:family="text" style:name="a4e625b">
      <style:text-properties fo:font-weight="bold"/>
    </style:style>
    <style:style style:family="text" style:name="a2bf7d0">
      <style:text-properties fo:color="#95bc0f" fo:font-style="italic"/>
    </style:style>
    <style:style style:family="text" style:name="a9f0cdb">
      <style:text-properties fo:font-weight="bold"/>
    </style:style>
    <style:style style:family="text" style:name="afd91fc">
      <style:text-properties fo:font-weight="bold"/>
    </style:style>
    <style:style style:family="text" style:name="a5c67cc">
      <style:text-properties fo:font-weight="bold" style:text-underline-style="solid" style:text-underline-type="single"/>
    </style:style>
    <style:style style:family="text" style:name="adc6ca8">
      <style:text-properties fo:font-weight="bold"/>
    </style:style>
    <style:style style:family="text" style:name="ac9edf3">
      <style:text-properties fo:color="#95bc0f" fo:font-style="italic"/>
    </style:style>
    <style:style style:family="text" style:name="a735abe">
      <style:text-properties fo:font-weight="bold"/>
    </style:style>
    <style:style style:family="text" style:name="ad8e9a7">
      <style:text-properties fo:font-weight="bold"/>
    </style:style>
    <style:style style:family="text" style:name="a2a5b0c">
      <style:text-properties fo:font-weight="bold" style:text-underline-style="solid" style:text-underline-type="single"/>
    </style:style>
    <style:style style:family="text" style:name="aeb59c0">
      <style:text-properties style:text-underline-style="solid" style:text-underline-type="single"/>
    </style:style>
    <style:style style:family="text" style:name="abb0fd2">
      <style:text-properties fo:color="#95bc0f" fo:font-style="italic"/>
    </style:style>
    <style:style style:family="text" style:name="a21c754">
      <style:text-properties fo:font-weight="bold"/>
    </style:style>
    <style:style style:family="text" style:name="a0a58a8">
      <style:text-properties fo:font-weight="bold" style:text-underline-style="solid" style:text-underline-type="single"/>
    </style:style>
    <style:style style:family="text" style:name="a30f3f4">
      <style:text-properties style:text-underline-style="solid" style:text-underline-type="single"/>
    </style:style>
    <style:style style:family="text" style:name="a0da92c">
      <style:text-properties fo:color="#95bc0f" fo:font-style="italic"/>
    </style:style>
    <style:style style:family="text" style:name="a0f847b">
      <style:text-properties fo:font-weight="bold" style:text-underline-style="solid" style:text-underline-type="single"/>
    </style:style>
    <style:style style:family="text" style:name="a460902">
      <style:text-properties fo:font-weight="bold"/>
    </style:style>
    <style:style style:family="text" style:name="abfc491">
      <style:text-properties fo:font-weight="bold"/>
    </style:style>
    <style:style style:family="text" style:name="a895814">
      <style:text-properties fo:color="#95bc0f" fo:font-style="italic"/>
    </style:style>
    <style:style style:family="text" style:name="aba9375">
      <style:text-properties fo:font-weight="bold" style:text-underline-style="solid" style:text-underline-type="single"/>
    </style:style>
    <style:style style:family="text" style:name="aaebc18">
      <style:text-properties fo:color="#95bc0f" fo:font-style="italic"/>
    </style:style>
    <style:style style:family="text" style:name="a76baad">
      <style:text-properties fo:font-weight="bold"/>
    </style:style>
    <style:style style:family="text" style:name="adb42d1">
      <style:text-properties fo:font-weight="bold"/>
    </style:style>
    <style:style style:family="text" style:name="a979bc5">
      <style:text-properties fo:font-weight="bold" style:text-underline-style="solid" style:text-underline-type="single"/>
    </style:style>
    <style:style style:family="text" style:name="ada0691">
      <style:text-properties fo:font-weight="bold"/>
    </style:style>
    <style:style style:family="text" style:name="a178a26">
      <style:text-properties fo:font-weight="bold"/>
    </style:style>
    <style:style style:family="text" style:name="a35c0e3">
      <style:text-properties fo:color="#95bc0f" fo:font-style="italic"/>
    </style:style>
    <style:style style:family="text" style:name="a618aa5">
      <style:text-properties fo:font-weight="bold"/>
    </style:style>
    <style:style style:family="text" style:name="ae2f179">
      <style:text-properties fo:font-weight="bold" style:text-underline-style="solid" style:text-underline-type="single"/>
    </style:style>
    <style:style style:family="text" style:name="a9bd27b">
      <style:text-properties style:text-underline-style="solid" style:text-underline-type="single"/>
    </style:style>
    <style:style style:family="text" style:name="abfd5bf">
      <style:text-properties fo:color="#95bc0f" fo:font-style="italic"/>
    </style:style>
    <style:style style:family="text" style:name="a347b9d">
      <style:text-properties fo:font-weight="bold" style:text-underline-style="solid" style:text-underline-type="single"/>
    </style:style>
    <style:style style:family="text" style:name="a2c9f96">
      <style:text-properties fo:font-weight="bold"/>
    </style:style>
    <style:style style:family="text" style:name="a24bcb4">
      <style:text-properties fo:color="#95bc0f" fo:font-style="italic"/>
    </style:style>
    <style:style style:family="text" style:name="a88e835">
      <style:text-properties fo:font-weight="bold"/>
    </style:style>
    <style:style style:family="text" style:name="ae0c735">
      <style:text-properties fo:font-weight="bold"/>
    </style:style>
    <style:style style:family="text" style:name="a9d863e">
      <style:text-properties fo:font-weight="bold" style:text-underline-style="solid" style:text-underline-type="single"/>
    </style:style>
    <style:style style:family="text" style:name="ad37e4f">
      <style:text-properties fo:font-weight="bold"/>
    </style:style>
    <style:style style:family="text" style:name="a61f450">
      <style:text-properties fo:font-weight="bold"/>
    </style:style>
    <style:style style:family="text" style:name="ad9c5ac">
      <style:text-properties fo:color="#95bc0f" fo:font-style="italic"/>
    </style:style>
    <style:style style:family="text" style:name="a3c97d4">
      <style:text-properties fo:font-weight="bold"/>
    </style:style>
    <style:style style:family="text" style:name="af16f46">
      <style:text-properties fo:font-weight="bold"/>
    </style:style>
    <style:style style:family="text" style:name="acbb5ca">
      <style:text-properties fo:font-weight="bold" style:text-underline-style="solid" style:text-underline-type="single"/>
    </style:style>
    <style:style style:family="text" style:name="a3813c5">
      <style:text-properties fo:font-weight="bold"/>
    </style:style>
    <style:style style:family="text" style:name="a83fdba">
      <style:text-properties fo:font-weight="bold"/>
    </style:style>
    <style:style style:family="text" style:name="a1ea125">
      <style:text-properties fo:color="#95bc0f" fo:font-style="italic"/>
    </style:style>
    <style:style style:family="text" style:name="a6f891e">
      <style:text-properties fo:font-weight="bold"/>
    </style:style>
    <style:style style:family="text" style:name="a1367a2">
      <style:text-properties fo:font-weight="bold" style:text-underline-style="solid" style:text-underline-type="single"/>
    </style:style>
    <style:style style:family="text" style:name="a1f3fec">
      <style:text-properties fo:font-weight="bold"/>
    </style:style>
    <style:style style:family="text" style:name="ac62525">
      <style:text-properties fo:font-weight="bold"/>
    </style:style>
    <style:style style:family="text" style:name="a570115">
      <style:text-properties fo:font-weight="bold"/>
    </style:style>
    <style:style style:family="text" style:name="afc43ad">
      <style:text-properties fo:color="#95bc0f" fo:font-style="italic"/>
    </style:style>
    <style:style style:family="text" style:name="a24f815">
      <style:text-properties fo:font-weight="bold"/>
    </style:style>
    <style:style style:family="text" style:name="ad76f6d">
      <style:text-properties style:text-underline-style="solid" style:text-underline-type="single"/>
    </style:style>
    <style:style style:family="text" style:name="a4c6ef3">
      <style:text-properties fo:font-weight="bold"/>
    </style:style>
    <style:style style:family="text" style:name="a9a159e">
      <style:text-properties fo:font-weight="bold"/>
    </style:style>
    <style:style style:family="text" style:name="a2e6e48">
      <style:text-properties fo:font-weight="bold"/>
    </style:style>
    <style:style style:family="text" style:name="abc8549">
      <style:text-properties fo:font-weight="bold" style:text-underline-style="solid" style:text-underline-type="single"/>
    </style:style>
    <style:style style:family="text" style:name="a7cdb2f">
      <style:text-properties fo:font-weight="bold"/>
    </style:style>
    <style:style style:family="text" style:name="a668f77">
      <style:text-properties fo:font-weight="bold"/>
    </style:style>
    <style:style style:family="text" style:name="af9bd37">
      <style:text-properties fo:font-weight="bold"/>
    </style:style>
    <style:style style:family="text" style:name="ab4e485">
      <style:text-properties fo:font-weight="bold"/>
    </style:style>
    <style:style style:family="text" style:name="a9a2cb6">
      <style:text-properties fo:color="#95bc0f" fo:font-style="italic"/>
    </style:style>
    <style:style style:family="text" style:name="a2b48aa">
      <style:text-properties fo:font-weight="bold" style:text-underline-style="solid" style:text-underline-type="single"/>
    </style:style>
    <style:style style:family="text" style:name="a855c0b">
      <style:text-properties fo:font-weight="bold"/>
    </style:style>
    <style:style style:family="text" style:name="a2551cc">
      <style:text-properties fo:font-weight="bold"/>
    </style:style>
    <style:style style:family="text" style:name="a5a7cc8">
      <style:text-properties fo:font-weight="bold"/>
    </style:style>
    <style:style style:family="text" style:name="a4af542">
      <style:text-properties fo:color="#95bc0f" fo:font-style="italic"/>
    </style:style>
    <style:style style:family="text" style:name="ace2bbc">
      <style:text-properties fo:font-weight="bold"/>
    </style:style>
    <style:style style:family="text" style:name="a0cfc20">
      <style:text-properties fo:font-weight="bold" style:text-underline-style="solid" style:text-underline-type="single"/>
    </style:style>
    <style:style style:family="text" style:name="a47d55c">
      <style:text-properties style:text-underline-style="solid" style:text-underline-type="single"/>
    </style:style>
    <style:style style:family="text" style:name="afbc11f">
      <style:text-properties fo:color="#95bc0f" fo:font-style="italic"/>
    </style:style>
    <style:style style:family="text" style:name="a8b6605">
      <style:text-properties fo:font-weight="bold"/>
    </style:style>
    <style:style style:family="text" style:name="aa8a357">
      <style:text-properties fo:font-weight="bold"/>
    </style:style>
    <style:style style:family="text" style:name="a61d817">
      <style:text-properties fo:font-weight="bold" style:text-underline-style="solid" style:text-underline-type="single"/>
    </style:style>
    <style:style style:family="text" style:name="a6c9d3f">
      <style:text-properties fo:font-weight="bold"/>
    </style:style>
    <style:style style:family="text" style:name="a6e0be1">
      <style:text-properties fo:font-weight="bold"/>
    </style:style>
    <style:style style:family="text" style:name="a5cafb8">
      <style:text-properties style:text-underline-style="solid" style:text-underline-type="single"/>
    </style:style>
    <style:style style:family="text" style:name="a190bd8">
      <style:text-properties fo:color="#95bc0f" fo:font-style="italic"/>
    </style:style>
    <style:style style:family="text" style:name="a5b8d1d">
      <style:text-properties fo:font-weight="bold" style:text-underline-style="solid" style:text-underline-type="single"/>
    </style:style>
    <style:style style:family="text" style:name="a8bb19e">
      <style:text-properties style:text-underline-style="solid" style:text-underline-type="single"/>
    </style:style>
    <style:style style:family="text" style:name="a476895">
      <style:text-properties fo:font-weight="bold"/>
    </style:style>
    <style:style style:family="text" style:name="aa9cec9">
      <style:text-properties style:text-underline-style="solid" style:text-underline-type="single"/>
    </style:style>
    <style:style style:family="text" style:name="ae74219">
      <style:text-properties style:text-underline-style="solid" style:text-underline-type="single"/>
    </style:style>
    <style:style style:family="text" style:name="ab6c676">
      <style:text-properties fo:font-weight="bold"/>
    </style:style>
    <style:style style:family="text" style:name="a5cb802">
      <style:text-properties fo:font-weight="bold"/>
    </style:style>
    <style:style style:family="text" style:name="ad32b0c">
      <style:text-properties fo:color="#95bc0f" fo:font-style="italic"/>
    </style:style>
    <style:style style:family="text" style:name="a6292f8">
      <style:text-properties fo:font-weight="bold" style:text-underline-style="solid" style:text-underline-type="single"/>
    </style:style>
    <style:style style:family="text" style:name="a98b5c8">
      <style:text-properties fo:font-weight="bold"/>
    </style:style>
    <style:style style:family="text" style:name="aa5299d">
      <style:text-properties fo:font-weight="bold"/>
    </style:style>
    <style:style style:family="text" style:name="a540bf1">
      <style:text-properties fo:font-weight="bold"/>
    </style:style>
    <style:style style:family="text" style:name="aa49d68">
      <style:text-properties fo:font-weight="bold"/>
    </style:style>
    <style:style style:family="text" style:name="a6c7fce">
      <style:text-properties fo:color="#95bc0f" fo:font-style="italic"/>
    </style:style>
    <style:style style:family="text" style:name="a2a125b">
      <style:text-properties fo:font-weight="bold" style:text-underline-style="solid" style:text-underline-type="single"/>
    </style:style>
    <style:style style:family="text" style:name="a7f91b9">
      <style:text-properties fo:font-weight="bold"/>
    </style:style>
    <style:style style:family="text" style:name="abc9fa6">
      <style:text-properties fo:font-weight="bold"/>
    </style:style>
    <style:style style:family="text" style:name="a3aa7f1">
      <style:text-properties fo:color="#95bc0f" fo:font-style="italic"/>
    </style:style>
    <style:style style:family="text" style:name="a410f6d">
      <style:text-properties fo:font-weight="bold" style:text-underline-style="solid" style:text-underline-type="single"/>
    </style:style>
    <style:style style:family="text" style:name="a9781f7">
      <style:text-properties fo:font-weight="bold"/>
    </style:style>
    <style:style style:family="text" style:name="a14d820">
      <style:text-properties fo:font-weight="bold"/>
    </style:style>
    <style:style style:family="text" style:name="a7196ab">
      <style:text-properties fo:font-weight="bold"/>
    </style:style>
    <style:style style:family="text" style:name="a494a37">
      <style:text-properties fo:font-weight="bold"/>
    </style:style>
    <style:style style:family="text" style:name="a72126d">
      <style:text-properties fo:font-weight="bold"/>
    </style:style>
    <style:style style:family="text" style:name="aebf935">
      <style:text-properties fo:color="#95bc0f" fo:font-style="italic"/>
    </style:style>
    <style:style style:family="text" style:name="aa7ccf0">
      <style:text-properties fo:font-weight="bold"/>
    </style:style>
    <style:style style:family="text" style:name="a852f4d">
      <style:text-properties fo:font-weight="bold" style:text-underline-style="solid" style:text-underline-type="single"/>
    </style:style>
    <style:style style:family="text" style:name="a3e8c8c">
      <style:text-properties fo:font-weight="bold"/>
    </style:style>
    <style:style style:family="text" style:name="aa0ff00">
      <style:text-properties fo:font-weight="bold"/>
    </style:style>
    <style:style style:family="text" style:name="a3f8735">
      <style:text-properties fo:color="#95bc0f" fo:font-style="italic"/>
    </style:style>
    <style:style style:family="text" style:name="a8b8691">
      <style:text-properties fo:font-weight="bold" style:text-underline-style="solid" style:text-underline-type="single"/>
    </style:style>
    <style:style style:family="text" style:name="a028775">
      <style:text-properties fo:font-weight="bold"/>
    </style:style>
    <style:style style:family="text" style:name="a997534">
      <style:text-properties fo:font-weight="bold"/>
    </style:style>
    <style:style style:family="text" style:name="a85adf7">
      <style:text-properties fo:font-weight="bold"/>
    </style:style>
    <style:style style:family="text" style:name="ad31a49">
      <style:text-properties fo:font-weight="bold"/>
    </style:style>
    <style:style style:family="text" style:name="aa7b694">
      <style:text-properties fo:color="#95bc0f" fo:font-style="italic"/>
    </style:style>
    <style:style style:family="text" style:name="a8e7b05">
      <style:text-properties fo:font-weight="bold"/>
    </style:style>
    <style:style style:family="text" style:name="ac031e4">
      <style:text-properties fo:font-weight="bold" style:text-underline-style="solid" style:text-underline-type="single"/>
    </style:style>
    <style:style style:family="text" style:name="a1c5b60">
      <style:text-properties fo:font-weight="bold"/>
    </style:style>
    <style:style style:family="text" style:name="a288aca">
      <style:text-properties style:text-underline-style="solid" style:text-underline-type="single"/>
    </style:style>
    <style:style style:family="text" style:name="ac91328">
      <style:text-properties fo:font-weight="bold"/>
    </style:style>
    <style:style style:family="text" style:name="a723182">
      <style:text-properties style:text-underline-style="solid" style:text-underline-type="single"/>
    </style:style>
    <style:style style:family="text" style:name="af4b09b">
      <style:text-properties fo:color="#95bc0f" fo:font-style="italic"/>
    </style:style>
    <style:style style:family="text" style:name="a98241c">
      <style:text-properties fo:font-weight="bold" style:text-underline-style="solid" style:text-underline-type="single"/>
    </style:style>
    <style:style style:family="text" style:name="a4a8dd9">
      <style:text-properties fo:font-weight="bold"/>
    </style:style>
    <style:style style:family="text" style:name="ae68673">
      <style:text-properties fo:font-style="italic"/>
    </style:style>
    <style:style style:family="text" style:name="a3f5eff">
      <style:text-properties fo:font-weight="bold"/>
    </style:style>
    <style:style style:family="text" style:name="a685206">
      <style:text-properties fo:font-weight="bold"/>
    </style:style>
    <style:style style:family="text" style:name="a0a1afa">
      <style:text-properties fo:font-weight="bold"/>
    </style:style>
    <style:style style:family="text" style:name="ad39846">
      <style:text-properties fo:color="#95bc0f" fo:font-style="italic"/>
    </style:style>
    <style:style style:family="text" style:name="a983920">
      <style:text-properties fo:font-weight="bold"/>
    </style:style>
    <style:style style:family="text" style:name="a6ea047">
      <style:text-properties fo:font-weight="bold" style:text-underline-style="solid" style:text-underline-type="single"/>
    </style:style>
    <style:style style:family="text" style:name="a54d23e">
      <style:text-properties fo:font-weight="bold"/>
    </style:style>
    <style:style style:family="text" style:name="aa592d1">
      <style:text-properties fo:font-weight="bold"/>
    </style:style>
    <style:style style:family="text" style:name="a8483a5">
      <style:text-properties fo:color="#95bc0f" fo:font-style="italic"/>
    </style:style>
    <style:style style:family="text" style:name="abfae50">
      <style:text-properties fo:font-weight="bold" style:text-underline-style="solid" style:text-underline-type="single"/>
    </style:style>
    <style:style style:family="text" style:name="af9bf64">
      <style:text-properties fo:font-weight="bold"/>
    </style:style>
    <style:style style:family="text" style:name="aae5e25">
      <style:text-properties fo:color="#95bc0f" fo:font-style="italic"/>
    </style:style>
    <style:style style:family="text" style:name="abebcc2">
      <style:text-properties fo:font-weight="bold"/>
    </style:style>
    <style:style style:family="text" style:name="a864f3c">
      <style:text-properties fo:font-weight="bold"/>
    </style:style>
    <style:style style:family="text" style:name="a3fc087">
      <style:text-properties fo:font-weight="bold"/>
    </style:style>
    <style:style style:family="text" style:name="a24f60c">
      <style:text-properties fo:font-weight="bold"/>
    </style:style>
    <style:style style:family="text" style:name="a7a34d0">
      <style:text-properties fo:font-weight="bold" style:text-underline-style="solid" style:text-underline-type="single"/>
    </style:style>
    <style:style style:family="text" style:name="a82304f">
      <style:text-properties fo:font-weight="bold"/>
    </style:style>
    <style:style style:family="text" style:name="aaf446c">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text:list-item>
          <text:p><text:span text:style-name="aaf446c">Abdeljalil ABBAS-TURKI</text:span>, <text:span text:style-name="a82304f">Yazan MUALLA</text:span>, <text:span text:style-name="a7a34d0">Nicolas GAUD</text:span>, <text:span text:style-name="a24f60c">Davide CALVARESI</text:span>, Wendan DU, <text:span text:style-name="a3fc087">Alexandre LOMBARD</text:span>, <text:span text:style-name="a864f3c">Mahjoub DRIDI</text:span>, <text:span text:style-name="abebcc2">Abderrafiaa KOUKAM</text:span>. <text:span text:style-name="aae5e25">“Autonomous Intersection Management: Optimal Trajectories and Efficient Scheduling”.</text:span> In the Sensors,Systems, Applications and Services for Smart Cities. vol. 23, n. 3. DOI: <text:a xlink:href="https://doi.org/10.3390/s23031509" xlink:type="">10.3390/s23031509</text:a>. ISSN: 1424-8220. MDPI. Ranking: Q2, IF:3.847. 2023. </text:p>
        </text:list-item>
        <text:list-item>
          <text:p><text:span text:style-name="af9bf64">Stéphane GALLAND</text:span>, <text:span text:style-name="abfae50">Nicolas GAUD</text:span>. <text:span text:style-name="a8483a5">“Automatic Detection of Pure Actions within the SARL Agent-Programming Language”.</text:span> In the 7th International Workshop on Agent-based Modeling and Applications with SARL (SARL-23), in International Conference on Ambient Systems, Networks and Technologies (ANT-23). vol. 220, pp. 1071-1076. DOI: <text:a xlink:href="https://doi.org/10.1016/j.procs.2023.03.150" xlink:type="">10.1016/j.procs.2023.03.150</text:a>. Elsevier. Series: Procedia Computer Science. Leuven, Belgium. March, 2023. </text:p>
        </text:list-item>
        <text:list-item>
          <text:p><text:span text:style-name="aa592d1">Alexandre LOMBARD</text:span>, Ahmed NOUBLI, <text:span text:style-name="a54d23e">Abdeljalil ABBAS-TURKI</text:span>, <text:span text:style-name="a6ea047">Nicolas GAUD</text:span>, <text:span text:style-name="a983920">Stéphane GALLAND</text:span>. <text:span text:style-name="ad39846">“Deep Reinforcement Learning Approach for V2X Managed Intersections of Connected Vehicles”.</text:span> In the IEEE Transactions on Intelligent Transportation Systems. vol. 24, n. 7, pp. 7178-7189. DOI: <text:a xlink:href="https://doi.org/10.1109/TITS.2023.3253867" xlink:type="">10.1109/TITS.2023.3253867</text:a>. ISSN: 1558-0016. IEEE. Ranking: Q1, IF:9.551. 2023. </text:p>
        </text:list-item>
        <text:list-item>
          <text:p><text:span text:style-name="a0a1afa">Fatma OUTAY</text:span>, <text:span text:style-name="a685206">Stéphane GALLAND</text:span>, <text:span text:style-name="a3f5eff">Abdeljalil ABBAS-TURKI</text:span>, <text:span text:style-name="ae68673">Thomas MARTINET</text:span>, <text:span text:style-name="a4a8dd9">Alexandre LOMBARD</text:span>, <text:span text:style-name="a98241c">Nicolas GAUD</text:span>. <text:span text:style-name="af4b09b">“Addressing Hazardous Weather Conditions on Middle-East Highways with Smart Infrastructure and Connected Vehicles using Agent-Based Simulation”.</text:span> In the Personal and Ubiquitous Computing. vol. 27, n. 5, pp. 1701-1716. DOI: <text:a xlink:href="https://doi.org/10.1007/s00779-023-01742-z" xlink:type="">10.1007/s00779-023-01742-z</text:a>. ISSN: 1617-4917. Springer. Ranking: Q2, IF:3.006. 2023. </text:p>
        </text:list-item>
        <text:list-item>
          <text:p><text:span text:style-name="a723182">Alexandre BRUNOUD</text:span>, <text:span text:style-name="ac91328">Alexandre LOMBARD</text:span>, <text:span text:style-name="a288aca">Meng ZHANG</text:span>, <text:span text:style-name="a1c5b60">Abdeljalil ABBAS-TURKI</text:span>, <text:span text:style-name="ac031e4">Nicolas GAUD</text:span>, <text:span text:style-name="a8e7b05">Abderrafiaa KOUKAM</text:span>. <text:span text:style-name="aa7b694">“Comparison of Deep Reinforcement Learning Methods for Safe and Efficient Autonomous Vehicles at Pedestrian Crossings”.</text:span> In the 25th IEEE International Conference on Intelligent Transportation Systems (ITSC-22). pp. 2556-2562. DOI: <text:a xlink:href="https://doi.org/10.1109/ITSC55140.2022.9921781" xlink:type="">10.1109/ITSC55140.2022.9921781</text:a>. IEEE. October, 2022. </text:p>
        </text:list-item>
        <text:list-item>
          <text:p><text:span text:style-name="ad31a49">Fatma OUTAY</text:span>, <text:span text:style-name="a85adf7">Abdeljalil ABBAS-TURKI</text:span>, <text:span text:style-name="a997534">Stéphane GALLAND</text:span>, <text:span text:style-name="a028775">Alexandre LOMBARD</text:span>, <text:span text:style-name="a8b8691">Nicolas GAUD</text:span>. <text:span text:style-name="a3f8735">“Comparison of Reaction Time-based Collaborative Velocity Control and Intelligent Driver Model for Agent-based Simulation of Autonomous Car”.</text:span> In the 19th International Conference on Mobile Systems and Pervasive Computing (MobiSPC-22). DOI: <text:a xlink:href="https://doi.org/10.1016/j.procs.2022.07.026" xlink:type="">10.1016/j.procs.2022.07.026</text:a>. Elsevier. Niagara Falls, Ontario, Canada. August, 2022. </text:p>
        </text:list-item>
        <text:list-item>
          <text:p><text:span text:style-name="aa0ff00">Fatma OUTAY</text:span>, <text:span text:style-name="a3e8c8c">Stéphane GALLAND</text:span>, <text:span text:style-name="a852f4d">Nicolas GAUD</text:span>, <text:span text:style-name="aa7ccf0">Abdeljalil ABBAS-TURKI</text:span>. <text:span text:style-name="aebf935">“Simulation of Connected Driving in Hazardous Weather Conditions: General and Extensible Multiagent Architecture and Models”.</text:span> In the Engineering Applications of Artificial Intelligence. vol. 104, pp. 104412. DOI: <text:a xlink:href="https://doi.org/10.1016/j.engappai.2021.104412" xlink:type="">10.1016/j.engappai.2021.104412</text:a>. ISSN: 0952-1976. Elsevier. Ranking: Q1, IF:7.802. August, 2021. </text:p>
        </text:list-item>
        <text:list-item>
          <text:p><text:span text:style-name="a72126d">Stéphane GALLAND</text:span>, <text:span text:style-name="a494a37">Yazan MUALLA</text:span>, <text:span text:style-name="a7196ab">Hui ZHAO</text:span>, <text:span text:style-name="a14d820">Sebastian RODRIGUEZ</text:span>, <text:span text:style-name="a9781f7">Amro NAJJAR</text:span>, <text:span text:style-name="a410f6d">Nicolas GAUD</text:span>. <text:span text:style-name="a3aa7f1">“Model Transformations from the SARL Agent-Oriented Programming Language to an Object-Oriented Programming Language”.</text:span> In the 8th International Workshop on Engineering Multi-Agent Systems (EMAS-20), in International Conference on Autonomous Agents and Multiagent Systems (AAMAS-20). Eds. Baroglio, Cristina and Hübner, Jomi Fred and Winikoff, Michael. DOI: <text:a xlink:href="https://doi.org/10.1504/IJAOSE.2019.106458" xlink:type="">10.1504/IJAOSE.2019.106458</text:a>. IFAAMAS. Series: Special IJ-AOSE track. Auckland, New Zealand. CORE: B. May, 2020. </text:p>
        </text:list-item>
        <text:list-item>
          <text:p><text:span text:style-name="abc9fa6">Stéphane GALLAND</text:span>, <text:span text:style-name="a7f91b9">Sebastian RODRIGUEZ</text:span>, <text:span text:style-name="a2a125b">Nicolas GAUD</text:span>. <text:span text:style-name="a6c7fce">“Run-time Environment for the SARL Agent-Programming Language: the Example of the Janus platform”.</text:span> In the Future Generation Computer Systems. vol. 107, pp. 1105-1115. DOI: <text:a xlink:href="https://doi.org/10.1016/j.future.2017.10.020" xlink:type="">10.1016/j.future.2017.10.020</text:a>. ISSN: 0167-739X. Elsevier. Ranking: Q1, IF:7.187. June, 2020. </text:p>
        </text:list-item>
        <text:list-item>
          <text:p>Xue ZHENG, <text:span text:style-name="aa49d68">Stéphane GALLAND</text:span>, <text:span text:style-name="a540bf1">Xiaowei TU</text:span>, <text:span text:style-name="aa5299d">Qinghua YANG</text:span>, <text:span text:style-name="a98b5c8">Alexandre LOMBARD</text:span>, <text:span text:style-name="a6292f8">Nicolas GAUD</text:span>. <text:span text:style-name="ad32b0c">“Obstacle Avoidance Model for UAVs with Joint Target based on Multi-Strategies and Follow-up Vector Field”.</text:span> In the 11th International Conference on Ambient Systems, Networks and Technologies (ANT-20). pp. 257-264. DOI: <text:a xlink:href="https://doi.org/10.1016/j.procs.2020.03.038" xlink:type="">10.1016/j.procs.2020.03.038</text:a>. Elsevier. April, 2020. </text:p>
        </text:list-item>
        <text:list-item>
          <text:p><text:span text:style-name="a5cb802">Stéphane GALLAND</text:span>, <text:span text:style-name="ab6c676">Yazan MUALLA</text:span>, <text:span text:style-name="ae74219">Igor TCHAPPI</text:span>, <text:span text:style-name="aa9cec9">Hui ZHAO</text:span>, <text:span text:style-name="a476895">Sebastian RODRIGUEZ</text:span>, <text:span text:style-name="a8bb19e">Amro NAJJAR</text:span>, <text:span text:style-name="a5b8d1d">Nicolas GAUD</text:span>. <text:span text:style-name="a190bd8">“Model transformations from the SARL agent-oriented programming language to an object-oriented programming language”.</text:span> In the Agent-Oriented Software Engineering. vol. 7, n. 1, pp. 37-75. DOI: <text:a xlink:href="https://doi.org/10.1504/IJAOSE.2019.106458" xlink:type="">10.1504/IJAOSE.2019.106458</text:a>. ISSN: 1746-1375. Inderscience Enterprises Ltd.. December, 2019. </text:p>
        </text:list-item>
        <text:list-item>
          <text:p><text:span text:style-name="a5cafb8">Olivier LAMOTTE</text:span>, <text:span text:style-name="a6e0be1">Stéphane GALLAND</text:span>, <text:span text:style-name="a6c9d3f">Abderrafiaa KOUKAM</text:span>, <text:span text:style-name="a61d817">Nicolas GAUD</text:span>, <text:span text:style-name="aa8a357">Ansar-Ul-Haque YASAR</text:span>, <text:span text:style-name="a8b6605">Elhadi SHAKSHUKI</text:span>. <text:span text:style-name="afbc11f">“Modeling Process of a Third Dimension Universe for Transportation Simulation: Application to Railway System”.</text:span> In the IEEE Intelligent Transportation Systems Magazine. DOI: <text:a xlink:href="https://doi.org/10.1109/MITS.2019.2939110" xlink:type="">10.1109/MITS.2019.2939110</text:a>. ISBN: 1941-1197, ISSN: 1939-1390. IEEE. Ranking: Q2, IF:3.419. June, 2019. </text:p>
        </text:list-item>
        <text:list-item>
          <text:p><text:span text:style-name="a47d55c">Olivier LAMOTTE</text:span>, <text:span text:style-name="a0cfc20">Nicolas GAUD</text:span>, <text:span text:style-name="ace2bbc">Stéphane GALLAND</text:span>. <text:span text:style-name="a4af542">“Composants LiveLibs”.</text:span> National Patent IDDN.FR.001.050028.000.S.P.2009.000.20600. Agence Nationale de Protection des Programmes, France. 2019. </text:p>
        </text:list-item>
        <text:list-item>
          <text:p><text:span text:style-name="a5a7cc8">Stéphane GALLAND</text:span>, <text:span text:style-name="a2551cc">Ansar-Ul-Haque YASAR</text:span>, <text:span text:style-name="a855c0b">Elhadi SHAKSHUKI</text:span>, <text:span text:style-name="a2b48aa">Nicolas GAUD</text:span>. <text:span text:style-name="a9a2cb6">“Helping the Performance Evaluation of an Agent Run-time Framework: the SARL Experience Index”.</text:span> In the 14th International Conference on Mobile Systems and Pervasive Computing (MobiSPC-17). pp. 159-166. DOI: <text:a xlink:href="https://doi.org/10.1016/j.procs.2017.06.073" xlink:type="">10.1016/j.procs.2017.06.073</text:a>. Elsevier. Leuven, Belgium. 2017. </text:p>
        </text:list-item>
        <text:list-item>
          <text:p><text:span text:style-name="ab4e485">Abdeljalil ABBAS-TURKI</text:span>, <text:span text:style-name="af9bd37">Jean-Charles CRÉPUT</text:span>, <text:span text:style-name="a668f77">Philippe DESCAMPS</text:span>, <text:span text:style-name="a7cdb2f">Stéphane GALLAND</text:span>, <text:span text:style-name="abc8549">Nicolas GAUD</text:span>, <text:span text:style-name="a2e6e48">Franck GECHTER</text:span>, <text:span text:style-name="a9a159e">Vincent HILAIRE</text:span>, <text:span text:style-name="a4c6ef3">Abderrafiaa KOUKAM</text:span>, <text:span text:style-name="ad76f6d">Olivier LAMOTTE</text:span>, <text:span text:style-name="a24f815">Fabrice LAURI</text:span>. <text:span text:style-name="afc43ad">“Dossier Intelligence Artificielle et Transport - L'équipe systèmes multiagents et optimisation de l'UTBM”.</text:span> In the Bulletin AFIA. n. 91, pp. 37-40. ISSN: 1273-1323. Association Française d'Intelligence Artificielle. April, 2016. </text:p>
        </text:list-item>
        <text:list-item>
          <text:p><text:span text:style-name="a570115">Stéphane GALLAND</text:span>, <text:span text:style-name="ac62525">Flavien BALBO</text:span>, Gauthier PICARD, <text:span text:style-name="a1f3fec">Olivier BOISSIER</text:span>, <text:span text:style-name="a1367a2">Nicolas GAUD</text:span>, <text:span text:style-name="a6f891e">Sebastian RODRIGUEZ</text:span>. <text:span text:style-name="a1ea125">“Environnement multidimensionnel pour contextualiser les interactions des agents. Application à la simulation du trafic routier urbain”.</text:span> In the Revue d'Intelligence Artificielle,Systèmes Multi-agents. vol. 30, n. 1-2, pp. 81-108. DOI: <text:a xlink:href="https://doi.org/10.3166/RIA.30.81-108" xlink:type="">10.3166/RIA.30.81-108</text:a>. ISSN: 0992-499X. Lavoisier. Ranking: Q4. février, 2016. </text:p>
        </text:list-item>
        <text:list-item>
          <text:p><text:span text:style-name="a83fdba">Stéphane GALLAND</text:span>, <text:span text:style-name="a3813c5">Flavien BALBO</text:span>, <text:span text:style-name="acbb5ca">Nicolas GAUD</text:span>, <text:span text:style-name="af16f46">Sebastian RODRIGUEZ</text:span>, Gauthier PICARD, <text:span text:style-name="a3c97d4">Olivier BOISSIER</text:span>. <text:span text:style-name="ad9c5ac">“A multidimensional environment implementation for enhancing agent interaction”.</text:span> In the 14th International Conference on Autonomous Agents and Multiagent Systems (AAMAS-15). pp. 1801-1802. Eds. Rafael BORDINI, Edith ELKIND. IFAAMAS. Istanbul, Turkey. CORE: A*. 2015. </text:p>
        </text:list-item>
        <text:list-item>
          <text:p><text:span text:style-name="a61f450">Stéphane GALLAND</text:span>, <text:span text:style-name="ad37e4f">Flavien BALBO</text:span>, <text:span text:style-name="a9d863e">Nicolas GAUD</text:span>, <text:span text:style-name="ae0c735">Sebastian RODRIGUEZ</text:span>, Gauthier PICARD, <text:span text:style-name="a88e835">Olivier BOISSIER</text:span>. <text:span text:style-name="a24bcb4">“Contextualize Agent Interactions by Combining Social and Physical Dimensions in the Environment”.</text:span> In the International Conference on Practical Applications of Agents and Multi-Agent Systems (PAAMS-15). vol. 9086, pp. 107-119. Eds. Yves DEMAZEAU, Keith DECKER, Fernando DE LA PRIETA, Javier BAJO PEREZ. Springer. Series: Lecture Notes in Computer Science. 2015. </text:p>
        </text:list-item>
        <text:list-item>
          <text:p><text:span text:style-name="a2c9f96">Stéphane GALLAND</text:span>, <text:span text:style-name="a347b9d">Nicolas GAUD</text:span>. <text:span text:style-name="abfd5bf">“Organizational and Holonic Modelling of a Simulated and Synthetic Spatial Environment”.</text:span> In the 4th International Workshop on Agent Environments for Multi-Agent Systems (E4MAS-15), in International Conference on Autonomous Agents and Multiagent Systems (AAMAS-15). vol. 9068, n. 1, pp. 1-23. DOI: <text:a xlink:href="https://doi.org/10.1007/978-3-319-23850-0" xlink:type="">10.1007/978-3-319-23850-0</text:a>. IFAAMAS. Series: Lecture Notes in Computer Science. 2015. </text:p>
        </text:list-item>
        <text:list-item>
          <text:p><text:span text:style-name="a9bd27b">Olivier LAMOTTE</text:span>, <text:span text:style-name="ae2f179">Nicolas GAUD</text:span>, <text:span text:style-name="a618aa5">Stéphane GALLAND</text:span>. <text:span text:style-name="a35c0e3">“Towards the Dynamic Evaluation of a Public Bus Network for Small Size Urban Environments”.</text:span> In the 12th International Conference on Mobile Systems and Pervasive Computing (MobiSPC-15). pp. 168-176. Elsevier. Belfort, France. 2015. </text:p>
        </text:list-item>
        <text:list-item>
          <text:p><text:span text:style-name="a178a26">Yishuai LIN</text:span>, <text:span text:style-name="ada0691">Philippe DESCAMPS</text:span>, <text:span text:style-name="a979bc5">Nicolas GAUD</text:span>, <text:span text:style-name="adb42d1">Vincent HILAIRE</text:span>, <text:span text:style-name="a76baad">Abderrafiaa KOUKAM</text:span>. <text:span text:style-name="aaebc18">“Multi-Agent System for intelligent Scrum project management”.</text:span> In the Integrated Computer-Aided Engineering. vol. 22, n. 3, pp. 281-296. DOI: <text:a xlink:href="https://doi.org/10.3233/ICA-150491" xlink:type="">10.3233/ICA-150491</text:a>. ISSN: 1875-8835. IOS Press. Ranking: Q2. January, 2015. </text:p>
        </text:list-item>
        <text:list-item>
          <text:p>David MEIGNAN, Sigrid KNUST, Jean-Marc FRAYRET, Gilles PESANT, <text:span text:style-name="aba9375">Nicolas GAUD</text:span>. <text:span text:style-name="a895814">“A Review and Taxonomy of Interactive Optimization Methods in Operations Research”.</text:span> In the ACM Transactions on Interactive Intelligent Systems. vol. 5, n. 3, pp. 1-43. DOI: <text:a xlink:href="https://doi.org/10.1145/2808234" xlink:type="">10.1145/2808234</text:a>. ISSN: 2160-6455. ACM. Ranking: Q2. October, 2015. </text:p>
        </text:list-item>
        <text:list-item>
          <text:p><text:span text:style-name="abfc491">Sebastian RODRIGUEZ</text:span>, <text:span text:style-name="a460902">Stéphane GALLAND</text:span>, <text:span text:style-name="a0f847b">Nicolas GAUD</text:span>. <text:span text:style-name="a0da92c">“A New Perspective on Multi-Agent Environment with SARL”.</text:span> In the International Workshop on Communication for Humans, Agents, Robots, Machines and Sensors (CHARMS-15), in IEEE International Conference on Robotic Computing (IRC-15). pp. 526-531. IEEE. Belfort, France. 2015. </text:p>
        </text:list-item>
        <text:list-item>
          <text:p><text:span text:style-name="a30f3f4">Cedric BOITTIN</text:span>, <text:span text:style-name="a0a58a8">Nicolas GAUD</text:span>, <text:span text:style-name="a21c754">Vincent HILAIRE</text:span>, David MEIGNAN. <text:span text:style-name="abb0fd2">“Variable selection in Land-Use and Transport Integrated models”.</text:span> In the Symposium of the French Scientific Network "Urban Modelling" (GIS UMS-14). https://urbanmodelling.sciencesconf.org/. October, 2014. </text:p>
        </text:list-item>
        <text:list-item>
          <text:p><text:span text:style-name="aeb59c0">Jocelyn BUISSON</text:span>, <text:span text:style-name="a2a5b0c">Nicolas GAUD</text:span>, <text:span text:style-name="ad8e9a7">Stéphane GALLAND</text:span>, Mikaël GONÇALVES, <text:span text:style-name="a735abe">Abderrafiaa KOUKAM</text:span>. <text:span text:style-name="ac9edf3">“Toward an Environment for the Simulation of Heterogeneous Entities in Virtual Cities”.</text:span> In the International Workshop on Agent Environments for Multi-Agent Systems (E4MAS-14), in International Conference on Autonomous Agents and Multiagent Systems (AAMAS-14). IFAAMAS. Paris, France. 2014. </text:p>
        </text:list-item>
        <text:list-item>
          <text:p>Florian BÉHÉ, <text:span text:style-name="adc6ca8">Stéphane GALLAND</text:span>, <text:span text:style-name="a5c67cc">Nicolas GAUD</text:span>, <text:span text:style-name="afd91fc">Christophe NICOLLE</text:span>, <text:span text:style-name="a9f0cdb">Abderrafiaa KOUKAM</text:span>. <text:span text:style-name="a2bf7d0">“An Ontology-Based Metamodel for MultiAgent-Based Simulations”.</text:span> In the Simulation Modelling Practice and Theory. vol. 40, pp. 64-85. DOI: <text:a xlink:href="https://doi.org/10.1016/j.simpat.2013.09.002" xlink:type="">10.1016/j.simpat.2013.09.002</text:a>. ISSN: 1569-190X. Elsevier. Ranking: Q2, IF:3.272. January, 2014. </text:p>
        </text:list-item>
        <text:list-item>
          <text:p>Florian BÉHÉ, <text:span text:style-name="a4e625b">Christophe NICOLLE</text:span>, <text:span text:style-name="ae23dd9">Stéphane GALLAND</text:span>, <text:span text:style-name="a82a17b">Nicolas GAUD</text:span>, <text:span text:style-name="a60719c">Abderrafiaa KOUKAM</text:span>. <text:span text:style-name="a1ac1d5">“Using Semantics in the Environment for Multiagent-based Simulation”.</text:span> pp. 1-7. DOI: <text:a xlink:href="https://doi.org/10.4018/978-1-4666-5888-2" xlink:type="">10.4018/978-1-4666-5888-2</text:a>. ISBN: 9781466658882. IGI Global. July, 2014. </text:p>
        </text:list-item>
        <text:list-item>
          <text:p>Massimo COSSENTINO, <text:span text:style-name="af57258">Vincent HILAIRE</text:span>, <text:span text:style-name="a138ef8">Nicolas GAUD</text:span>, <text:span text:style-name="a9fd475">Stéphane GALLAND</text:span>, <text:span text:style-name="a947a57">Abderrafiaa KOUKAM</text:span>. <text:span text:style-name="a2ca13d">“The ASPECS Process”.</text:span> n. 4, pp. 65-114. Eds. Massimo COSSENTINO, Vincent HILAIRE, Ambra MOLESINI, Valeria SEIDITA. ISBN: 978-3-642-39975-6. Springer. 2014. </text:p>
        </text:list-item>
        <text:list-item>
          <text:p><text:span text:style-name="a8f2b11">Stéphane GALLAND</text:span>, <text:span text:style-name="a08ba18">Jocelyn BUISSON</text:span>, <text:span text:style-name="adee160">Nicolas GAUD</text:span>, Mikaël GONÇALVES, <text:span text:style-name="a5c74a1">Abderrafiaa KOUKAM</text:span>, François GUIOT, Ludovic HENRY. <text:span text:style-name="a69dbb1">“Agent-Based Simulation of Drivers with the Janus Platform”.</text:span> In the 3rd International Workshop on Agent-based Mobility, Traffic and Transportation Models, Methodologies and Applications (ABMTRANS-14), in International Conference on Ambient Systems, Networks and Technologies (ANT-14). vol. 32, pp. 738-743. Elsevier. Hasselt, Belgium. 2014. </text:p>
        </text:list-item>
        <text:list-item>
          <text:p><text:span text:style-name="a227740">Stéphane GALLAND</text:span>, <text:span text:style-name="aad47a3">Nicolas GAUD</text:span>. <text:span text:style-name="a013424">“Holonic Model of a Virtual 3D Indoor Environment for Crowd Simulation”.</text:span> In the International Workshop on Agent Environments for Multi-Agent Systems (E4MAS-14), in International Conference on Autonomous Agents and Multiagent Systems (AAMAS-14). IFAAMAS. Paris, France. 2014. </text:p>
        </text:list-item>
        <text:list-item>
          <text:p><text:span text:style-name="aa42984">Stéphane GALLAND</text:span>, <text:span text:style-name="a2bdad2">Nicolas GAUD</text:span>, Jonathan DEMANGE, <text:span text:style-name="a3748ee">Abderrafiaa KOUKAM</text:span>. <text:span text:style-name="a42769a">“Multilevel Model of the 3D Virtual Environment for Crowd Simulation in Buildings”.</text:span> In the International Workshop on Agent-based Modeling and Simulation of Cities (AgentCities-14), in International Conference on Ambient Systems, Networks and Technologies (ANT-14). vol. 32, pp. 822-827. Elsevier. Hasselt, Belgium. 2014. </text:p>
        </text:list-item>
        <text:list-item>
          <text:p><text:span text:style-name="a6fd9ad">Stéphane GALLAND</text:span>, <text:span text:style-name="a83729f">Nicolas GAUD</text:span>, <text:span text:style-name="adc841b">Sebastian RODRIGUEZ</text:span>, <text:span text:style-name="af9225a">Flavien BALBO</text:span>, Gauthier PICARD, <text:span text:style-name="ad8e07a">Olivier BOISSIER</text:span>. <text:span text:style-name="a1e77b4">“Contextualiser l'interaction entre agents en combinant dimensions sociale et physique au sein de l'environnement”.</text:span> In the 22th Journées Francophones sur les Systèmes Multi-Agents (JFSMA-14), in Plate-Forme Intelligence Artificielle (PFIA-14). pp. 65-74. Lavoisier. Loriol-sur-Drome, France. October, 2014. </text:p>
        </text:list-item>
        <text:list-item>
          <text:p><text:span text:style-name="a56ad19">Stéphane GALLAND</text:span>, <text:span text:style-name="a9cfe18">Luk KNAPEN</text:span>, <text:span text:style-name="a0e3f37">Ansar-Ul-Haque YASAR</text:span>, <text:span text:style-name="ac5c439">Nicolas GAUD</text:span>, <text:span text:style-name="a852afe">Davy JANSSENS</text:span>, <text:span text:style-name="aa55449">Olivier LAMOTTE</text:span>, <text:span text:style-name="a971f04">Abderrafiaa KOUKAM</text:span>, <text:span text:style-name="a9a74e8">Geert WETS</text:span>. <text:span text:style-name="a51b42a">“Multi-Agent Simulation of Individual Mobility Behavior in Carpooling”.</text:span> In the Transport Research Part C: Emerging Technologies. vol. 45, pp. 83-98. DOI: <text:a xlink:href="https://doi.org/10.1016/j.trc.2013.12.012" xlink:type="">10.1016/j.trc.2013.12.012</text:a>. ISSN: 0968-090X. Elsevier. Ranking: Q1, IF:8.089. August, 2014. </text:p>
        </text:list-item>
        <text:list-item>
          <text:p><text:span text:style-name="a166b1d">Stéphane GALLAND</text:span>, <text:span text:style-name="a38bac8">Ansar-Ul-Haque YASAR</text:span>, <text:span text:style-name="a361803">Luk KNAPEN</text:span>, <text:span text:style-name="ae99a7e">Nicolas GAUD</text:span>, <text:span text:style-name="aabd307">Tom BELLEMANS</text:span>, <text:span text:style-name="a91ea27">Davy JANSSENS</text:span>. <text:span text:style-name="a948bec">“Simulation of Carpooling Agents with the Janus Platform”.</text:span> In the Ubiquitous Systems and Pervasive Networks. vol. 5, n. 2, pp. 9-15. DOI: <text:a xlink:href="https://doi.org/10.5383/JUSPN.05.02.002" xlink:type="">10.5383/JUSPN.05.02.002</text:a>. ISSN: 1923-7332. IASKS. April, 2014. </text:p>
        </text:list-item>
        <text:list-item>
          <text:p><text:span text:style-name="a8bb9a3">Sebastian RODRIGUEZ</text:span>, <text:span text:style-name="a4dcddb">Nicolas GAUD</text:span>, <text:span text:style-name="a795f97">Stéphane GALLAND</text:span>. <text:span text:style-name="ad7ef46">“SARL: a general-purpose agent-oriented programming language”.</text:span> In the IEEE International Conference on Intelligent Agent Technology (IAT-14). pp. 103-110. Warsaw, Poland. 2014. </text:p>
        </text:list-item>
        <text:list-item>
          <text:p><text:span text:style-name="a773956">Sebastian RODRIGUEZ</text:span>, <text:span text:style-name="a46506c">Nicolas GAUD</text:span>, <text:span text:style-name="afbeb74">Stéphane GALLAND</text:span>. <text:span text:style-name="ae144a0">“SARL - Agent-Oriented Programming Language”.</text:span> Séminaire de l'institut Fayol, École Nationale Supérieure des Mines de Saint-Étienne, France. February, 2014. </text:p>
        </text:list-item>
        <text:list-item>
          <text:p><text:span text:style-name="a1b95d6">Gillian BASSO</text:span>, <text:span text:style-name="af860cd">Nicolas GAUD</text:span>, <text:span text:style-name="a705631">Franck GECHTER</text:span>, <text:span text:style-name="aaaabbb">Vincent HILAIRE</text:span>, <text:span text:style-name="a86a051">Fabrice LAURI</text:span>. <text:span text:style-name="ab2d319">“A Framework for Qualifying and Evaluating Smart Grids Approaches: Focus on Multi-Agent Technologies”.</text:span> In the Smart Grid and Renewable Energy. vol. 4, n. 4. DOI: <text:a xlink:href="https://doi.org/10.4236/sgre.2013.44040" xlink:type="">10.4236/sgre.2013.44040</text:a>. ISSN: 2151-4844. Scientific Research Publishing. March, 2013. </text:p>
        </text:list-item>
        <text:list-item>
          <text:p><text:span text:style-name="a76a393">Jocelyn BUISSON</text:span>, <text:span text:style-name="a4a5257">Stéphane GALLAND</text:span>, <text:span text:style-name="a31696f">Nicolas GAUD</text:span>, Mikaël GONÇALVES, <text:span text:style-name="a95a6c6">Abderrafiaa KOUKAM</text:span>. <text:span text:style-name="ae0d0fe">“Real-time Collision Avoidance for Pedestrian and Bicyclist Simulation: a smooth and predictive approach”.</text:span> In the 2nd International Workshop on Agent-based Mobility, Traffic and Transportation Models, Methodologies and Applications (ABMTRANS-13), in International Conference on Ambient Systems, Networks and Technologies (ANT-13). pp. 815-820. Eds. Ansar-Ul-Haque YASAR, Luk KNAPEN. Elsevier. Halifax, Nova Scotia, Canada. 2013. </text:p>
        </text:list-item>
        <text:list-item>
          <text:p><text:span text:style-name="a877e94">Thomas DURIF</text:span>, <text:span text:style-name="ab947df">Christophe NICOLLE</text:span>, <text:span text:style-name="a678692">Nicolas GAUD</text:span>, <text:span text:style-name="a7360d3">Stéphane GALLAND</text:span>. <text:span text:style-name="af554e3">“Semantic oriented data structuration for MABS Application to BIM”.</text:span> In the 2nd International Workshop on Methods, Evaluation, Tools and Applications for the Creation and Consumption of Structured Data for the e-Society (META4eS-13), in International Confederated Conferences on the Move to Meaningful Internet Systems (OTM-13). vol. 42, pp. 432-436. DOI: <text:a xlink:href="https://doi.org/10.1007/978-3-642-41033-8_54" xlink:type="">10.1007/978-3-642-41033-8_54</text:a>. Springer. Series: Lecture Notes in Computer Science. Graz, Austria. 2013. </text:p>
        </text:list-item>
        <text:list-item>
          <text:p><text:span text:style-name="ac66d05">Stéphane GALLAND</text:span>, <text:span text:style-name="aa72cfb">Nicolas GAUD</text:span>, <text:span text:style-name="a2444da">Ansar-Ul-Haque YASAR</text:span>, <text:span text:style-name="a993b8b">Luk KNAPEN</text:span>, <text:span text:style-name="a5db9a6">Davy JANSSENS</text:span>, <text:span text:style-name="a1aaf48">Olivier LAMOTTE</text:span>. <text:span text:style-name="afef9bd">“Simulation Model of Carpooling with the Janus Multiagent Platform”.</text:span> In the 2nd International Workshop on Agent-based Mobility, Traffic and Transportation Models, Methodologies and Applications (ABMTRANS-13), in International Conference on Ambient Systems, Networks and Technologies (ANT-13). pp. 860-866. Eds. Ansar-Ul-Haque YASAR, Luk KNAPEN. Elsevier. Halifax, Nova Scotia, Canada. 2013. </text:p>
        </text:list-item>
        <text:list-item>
          <text:p><text:span text:style-name="a3cfdae">Fabrice LAURI</text:span>, <text:span text:style-name="a1fc4af">Nicolas GAUD</text:span>, <text:span text:style-name="a9cf11c">Stéphane GALLAND</text:span>, <text:span text:style-name="a1ce59e">Vincent HILAIRE</text:span>. <text:span text:style-name="aaf0ff5">“Ipseity - A Laboratory for Synthesizing and Validating Artificial Cognitive Systems in Multi-Agent Systems”.</text:span> In the Joint European Conference on Machine Learning and Knowledge Discovery in Databases (ECML PKDD-13). Springer. CORE: A. 2013. </text:p>
        </text:list-item>
        <text:list-item>
          <text:p><text:span text:style-name="a83460d">Florian BÉHÉ</text:span>, <text:span text:style-name="aefc2a7">Christophe NICOLLE</text:span>, <text:span text:style-name="a314ba3">Thomas DURIF</text:span>, <text:span text:style-name="a5d98bd">Stéphane GALLAND</text:span>, <text:span text:style-name="aed578d">Nicolas GAUD</text:span>, <text:span text:style-name="ae76b5a">Abderrafiaa KOUKAM</text:span>. <text:span text:style-name="a0066b4">“Ontology-based Multiagent Systems Using Inductive Recommendations - A new approach to qualify buildings use during the design phase”.</text:span> In the International Conference on Design and Decision Support Systems in Architecture and Urban Planning (DDSS-12). Elsevier. Eindhoven, The Netherlands. 2012. </text:p>
        </text:list-item>
        <text:list-item>
          <text:p>Boris FELD, <text:span text:style-name="aeb1dd3">Nicolas GAUD</text:span>, <text:span text:style-name="aa63dd3">Stéphane GALLAND</text:span>. <text:span text:style-name="a5aa32f">“ZeroMQ Peer to Peer Architecture for the Agent-Based Platform Janus”.</text:span> In the 2nd Journées des Jeunes Chercheurs de l'UTBM (IngéDoc-12). UTBM. 2012. </text:p>
        </text:list-item>
        <text:list-item>
          <text:p><text:span text:style-name="ab97d2b">Stéphane GALLAND</text:span>, <text:span text:style-name="a95f9cc">Nicolas GAUD</text:span>. <text:span text:style-name="a0dab5e">“Janus and Jasim Platforms”.</text:span> Seminar at IMOB Institute, Hasselt, Belgium. September, 2012. </text:p>
        </text:list-item>
        <text:list-item>
          <text:p><text:span text:style-name="ae03c81">Olivier LAMOTTE</text:span>, <text:span text:style-name="a93ffa8">Nicolas GAUD</text:span>, <text:span text:style-name="a8dfadf">Stéphane GALLAND</text:span>. <text:span text:style-name="a1daf9b">“Virtual Environment Generation Libraries”.</text:span> National Patent IDDN.FR.001.060001.000.S.P.2012.000.41000. Agence Nationale de Protection des Programmes, France. 2012. </text:p>
        </text:list-item>
        <text:list-item>
          <text:p><text:span text:style-name="a8a0079">Yishuai LIN</text:span>, <text:span text:style-name="a4004e8">Vincent HILAIRE</text:span>, <text:span text:style-name="a9dcd5a">Nicolas GAUD</text:span>, <text:span text:style-name="a3fc40a">Abderrafiaa KOUKAM</text:span>. <text:span text:style-name="a7a8001">“Scrum conceptualization using K-CRIO ontology”.</text:span> In the First International IFIP Symposium on Data-Driven Process Discovery and Analysis (SIMPDA-12). vol. 116, pp. 1-19. Eds. Aberer, Karl and Damiani, Ernesto and Dillon, Tharam. DOI: <text:a xlink:href="https://doi.org/10.1007/978-3-642-34044-4_11" xlink:type="">10.1007/978-3-642-34044-4_11</text:a>. Springer. Series: Lecture Notes in Business Information Processing series. Campione d'Italia, Italy. July, 2012. </text:p>
        </text:list-item>
        <text:list-item>
          <text:p><text:span text:style-name="ab2b4b5">Seyed Naser RAZAVI</text:span>, <text:span text:style-name="ae0139d">Nicolas GAUD</text:span>, <text:span text:style-name="ab3a976">Abderrafiaa KOUKAM</text:span>, <text:span text:style-name="a69db50">Nasser MOZAYANI</text:span>. <text:span text:style-name="a9773e3">“A genetic programming based learning system to derive multipole and local expansions for the fast multipole method”.</text:span> In the AI Communications. vol. 25, n. 4, pp. 305-319. DOI: <text:a xlink:href="https://doi.org/10.3233/AIC-2012-0538" xlink:type="">10.3233/AIC-2012-0538</text:a>. ISSN: 1875-8452. IOS Press. Scimago: Q2, WoS: Q4. October, 2012. </text:p>
        </text:list-item>
        <text:list-item>
          <text:p><text:span text:style-name="a924db4">Seyed Naser RAZAVI</text:span>, <text:span text:style-name="a4c0737">Nicolas GAUD</text:span>, <text:span text:style-name="aebc200">Abderrafiaa KOUKAM</text:span>, <text:span text:style-name="a36e358">Nasser MOZAYANI</text:span>. <text:span text:style-name="a79f26d">“Automatic dynamics simplification in Fast Multipole Method: application to large flocking systems”.</text:span> In the Supercomputing. vol. 62, n. 3, pp. 1537-1559. DOI: <text:a xlink:href="https://doi.org/10.1007/s11227-012-0816-4" xlink:type="">10.1007/s11227-012-0816-4</text:a>. ISSN: 1573-0484. Springer. Ranking: Q3. December, 2012. </text:p>
        </text:list-item>
        <text:list-item>
          <text:p><text:span text:style-name="a10fe83">Seyed Naser RAZAVI</text:span>, <text:span text:style-name="a8f2dbb">Nicolas GAUD</text:span>, <text:span text:style-name="af5042d">Abderrafiaa KOUKAM</text:span>, <text:span text:style-name="aba5c0e">Nasser MOZAYANI</text:span>. <text:span text:style-name="a6d23d8">“An Automatic Learning System to Derive Multipole and Local Expansions for the Fast Multipole Method”.</text:span> In the 3rd International Conference on Swarm Intelligence (ICSI-12). vol. 7332, pp. 1-10. DOI: <text:a xlink:href="https://doi.org/10.1007/978-3-642-31020-1_1" xlink:type="">10.1007/978-3-642-31020-1_1</text:a>. Springer. Series: Lecture Notes in Computer Science. Shenzhen, China. June, 2012. </text:p>
        </text:list-item>
        <text:list-item>
          <text:p><text:span text:style-name="abe996c">Stéphane GALLAND</text:span>, <text:span text:style-name="aa012da">Olivier LAMOTTE</text:span>, <text:span text:style-name="a6c6a96">Nicolas GAUD</text:span>. <text:span text:style-name="ae5906d">“MetroB: Evaluation and Simulation of Public Transport System”.</text:span> In the IET International Conference on Smart and Sustainable City (ICSSC-11). DOI: <text:a xlink:href="https://doi.org/10.1049/cp.2011.0278" xlink:type="">10.1049/cp.2011.0278</text:a>. Institution of Engineering and Technology. Shanghai, China. July, 2011. </text:p>
        </text:list-item>
        <text:list-item>
          <text:p><text:span text:style-name="a9db710">Yishuai LIN</text:span>, <text:span text:style-name="aa9eb70">Vincent HILAIRE</text:span>, <text:span text:style-name="ac2fd8a">Nicolas GAUD</text:span>, <text:span text:style-name="a01fdbb">Abderrafiaa KOUKAM</text:span>. <text:span text:style-name="affe607">“A conceptualization of organizations involved in Product Design: a first step towards reasoning and knowledge management”.</text:span> In the Digital Information and Wireless Communications. vol. 1, n. 1, pp. 146-160. ISSN: 2225-658X. Society of Digital Information and Wireless Communications. November, 2011. </text:p>
        </text:list-item>
        <text:list-item>
          <text:p><text:span text:style-name="a0e08ea">Yishuai LIN</text:span>, <text:span text:style-name="a09a75c">Vincent HILAIRE</text:span>, <text:span text:style-name="af61d08">Nicolas GAUD</text:span>, <text:span text:style-name="af8ec02">Abderrafiaa KOUKAM</text:span>. <text:span text:style-name="a167180">“K-CRIO: an ontology for organizations involved in product design”.</text:span> In the International Conference on Digital Information and Communication Technology and its Applications (DICTAP-11). pp. 362-376. Springer. Dijon, France. June, 2011. </text:p>
        </text:list-item>
        <text:list-item>
          <text:p><text:span text:style-name="a553c51">Yishuai LIN</text:span>, <text:span text:style-name="ad19d19">Vincent HILAIRE</text:span>, <text:span text:style-name="a77b27a">Nicolas GAUD</text:span>, <text:span text:style-name="a6a2221">Abderrafiaa KOUKAM</text:span>. <text:span text:style-name="a501f0c">“Towards an ontological approach for the description of design processes: the Scrum example”.</text:span> In the First International IFIP Symposium on Data-Driven Process Discovery and Analysis (SIMPDA-11). Springer. June, 2011. </text:p>
        </text:list-item>
        <text:list-item>
          <text:p><text:span text:style-name="a788fdb">Seyed Naser RAZAVI</text:span>, <text:span text:style-name="ad10ab6">Nicolas GAUD</text:span>, <text:span text:style-name="acfcae4">Abderrafiaa KOUKAM</text:span>, <text:span text:style-name="a266c99">Nasser MOZAYANI</text:span>. <text:span text:style-name="a6a222d">“Using Motion Levels of Detail in the Fast Multipole Method for Simulation of Large Particle Systems”.</text:span> In the 15th World Multi-Conference on Systemics, Cybernetics and Informatics (WMSCI-11). ACM. Orlando, Florida, USA. CORE: C. July, 2011. </text:p>
        </text:list-item>
        <text:list-item>
          <text:p><text:span text:style-name="a1eba66">Seyed Naser RAZAVI</text:span>, <text:span text:style-name="ad7ee9d">Nicolas GAUD</text:span>, <text:span text:style-name="a386a0e">Nasser MOZAYANI</text:span>, <text:span text:style-name="a67d7b1">Abderrafiaa KOUKAM</text:span>. <text:span text:style-name="add52cb">“Multi-agent based simulations using fast multipole method: application to large scale simulations of flocking dynamical systems”.</text:span> In the Artificial Intelligence Review. vol. 35, n. 1, pp. 53-72. DOI: <text:a xlink:href="https://doi.org/10.1007/s10462-010-9183-9" xlink:type="">10.1007/s10462-010-9183-9</text:a>. ISSN: 1573-7462. Springer. Ranking: Q2. January, 2011. </text:p>
        </text:list-item>
        <text:list-item>
          <text:p><text:span text:style-name="a31b772">Sebastian RODRIGUEZ</text:span>, <text:span text:style-name="ae3d5bc">Vincent HILAIRE</text:span>, <text:span text:style-name="a63bcb6">Nicolas GAUD</text:span>, <text:span text:style-name="a419470">Stéphane GALLAND</text:span>, <text:span text:style-name="ac6128b">Abderrafiaa KOUKAM</text:span>. <text:span text:style-name="a66fdf4">“Holonic Multi-Agent Systems”.</text:span> First edition, n. 11, pp. 238-263. Series: Self-Organising Software From Natural to Artificial Adaptation - Natural Computing. ISBN: 978-3642173479. Springer. 2011. </text:p>
        </text:list-item>
        <text:list-item>
          <text:p>Massimo COSSENTINO, <text:span text:style-name="ab84028">Stéphane GALLAND</text:span>, <text:span text:style-name="a546170">Nicolas GAUD</text:span>, <text:span text:style-name="ad4e4d2">Vincent HILAIRE</text:span>, <text:span text:style-name="a9abf4b">Abderrafiaa KOUKAM</text:span>. <text:span text:style-name="a90a795">“An organisational approach to engineer emergence within holarchies”.</text:span> In the Agent-Oriented Software Engineering. vol. 4, n. 3, pp. 304-329. DOI: <text:a xlink:href="https://doi.org/10.1504/IJAOSE.2010.036986" xlink:type="">10.1504/IJAOSE.2010.036986</text:a>. ISSN: 1746-1375. Inderscience Enterprises Ltd.. Ranking: Q2. October, 2010. </text:p>
        </text:list-item>
        <text:list-item>
          <text:p>Massimo COSSENTINO, <text:span text:style-name="a028053">Stéphane GALLAND</text:span>, <text:span text:style-name="a386ab9">Nicolas GAUD</text:span>, <text:span text:style-name="a02cc8a">Vincent HILAIRE</text:span>, <text:span text:style-name="a954f44">Abderrafiaa KOUKAM</text:span>. <text:span text:style-name="af3b172">“A Glimpse of the ASPECS Process documented with the FIPA DPDF Template”.</text:span> In the Multi-Agent Logics, Languages, and Organisations Federated Workshops (MALLOW-10). Lyon, France. 2010. </text:p>
        </text:list-item>
        <text:list-item>
          <text:p>Massimo COSSENTINO, <text:span text:style-name="aa31519">Nicolas GAUD</text:span>, <text:span text:style-name="a7de212">Vincent HILAIRE</text:span>, <text:span text:style-name="a632857">Stéphane GALLAND</text:span>, <text:span text:style-name="a2ad8f3">Abderrafiaa KOUKAM</text:span>. <text:span text:style-name="a247522">“ASPECS: an agent-oriented software process for engineering complex systems - How to design agent societies under a holonic perspective”.</text:span> In the Autonomous Agents and Multi-Agent Systems. vol. 2, n. 2, pp. 260-304. DOI: <text:a xlink:href="https://doi.org/10.1007/s10458-009-9099-4" xlink:type="">10.1007/s10458-009-9099-4</text:a>. ISSN: 1573-7454. Springer. Ranking: Q1. March, 2010. </text:p>
        </text:list-item>
        <text:list-item>
          <text:p><text:span text:style-name="ab1c6e5">Stéphane GALLAND</text:span>, <text:span text:style-name="a1226ff">Nicolas GAUD</text:span>, <text:span text:style-name="a273f4e">Sebastian RODRIGUEZ</text:span>, <text:span text:style-name="a820952">Vincent HILAIRE</text:span>. <text:span text:style-name="a293d33">“Janus: Another Yet General-Purpose Multiagent Platform”.</text:span> In the 7th Agent Oriented Software Engineering Technical Forum (AOSE-TF-10). vol. 7th Agent-Oriented Software Engineering Technical Forum (TFGAOSE), Agent Technical Fora. Paris, France. 2010. </text:p>
        </text:list-item>
        <text:list-item>
          <text:p><text:span text:style-name="a1292c2">Vincent HILAIRE</text:span>, <text:span text:style-name="a7d2a68">Nicolas GAUD</text:span>, <text:span text:style-name="af8fd84">Stéphane GALLAND</text:span>, <text:span text:style-name="afc4477">Abderrafiaa KOUKAM</text:span>. <text:span text:style-name="af56ad1">“An Approach based upon OWL-S for Method Fragments Documentation and Selection”.</text:span> In the Special track on Agent-Oriented Software Engineering Methodologies Infrastructures and Processes (AOIMP-10), in ACM Symposium on Applied Computing (SAC-10). ACM. Sierre, Switzerland. 2010. </text:p>
        </text:list-item>
        <text:list-item>
          <text:p>Valeria SEIDITA, Massimo COSSENTINO, <text:span text:style-name="aa2513b">Vincent HILAIRE</text:span>, <text:span text:style-name="ace300f">Nicolas GAUD</text:span>, <text:span text:style-name="ac54f31">Stéphane GALLAND</text:span>, <text:span text:style-name="a48506b">Abderrafiaa KOUKAM</text:span>, Salvatore GAGLIO. <text:span text:style-name="af8ec10">“The Metamodel: a Starting Point for Design Processes Construction”.</text:span> In the Software Engineering and Knowledge Engineering. vol. 20, n. 4, pp. 575-608. DOI: <text:a xlink:href="https://doi.org/10.1142/S0218194010004785" xlink:type="">10.1142/S0218194010004785</text:a>. ISSN: 1793-6403. World Scientific Publishing. Ranking: Q3. June, 2010. </text:p>
        </text:list-item>
        <text:list-item>
          <text:p><text:span text:style-name="aaa0dee">Stéphane GALLAND</text:span>, <text:span text:style-name="a984e1d">Nicolas GAUD</text:span>, <text:span text:style-name="a89a94e">Jonathan DEMANGE</text:span>, <text:span text:style-name="afa6343">Abderrafiaa KOUKAM</text:span>. <text:span text:style-name="a1e17fe">“Environment Model for Multiagent-Based Simulation of 3D Urban Systems”.</text:span> In the 7th European Conference on Multiagent Systems (EUMAS-9). n. Paper 36. EURaMAS. Ayia Napa, Cyprus. 2009. </text:p>
        </text:list-item>
        <text:list-item>
          <text:p><text:span text:style-name="aaab305">Stéphane GALLAND</text:span>, <text:span text:style-name="a5dec42">Nicolas GAUD</text:span>, <text:span text:style-name="ac0dea1">Olivier LAMOTTE</text:span>. <text:span text:style-name="ada234c">“SeT Foundation Classes”.</text:span> National Patent IDDN.FR.001.050026.000.R.P.2009.000.20600. Agence Nationale de Protection des Programmes, France. 2009. </text:p>
        </text:list-item>
        <text:list-item>
          <text:p><text:span text:style-name="a5dcd28">Stéphane GALLAND</text:span>, <text:span text:style-name="a9b49a9">Nicolas GAUD</text:span>, <text:span text:style-name="a15374d">Olivier LAMOTTE</text:span>. <text:span text:style-name="a07a672">“Simulateur JaSim”.</text:span> National Patent IDDN.FR.001.050027.000.S.P.2009.000.20600. Agence Nationale de Protection des Programmes, France. September, 2009. </text:p>
        </text:list-item>
        <text:list-item>
          <text:p><text:span text:style-name="a672125">Stéphane GALLAND</text:span>, <text:span text:style-name="a752224">Olivier LAMOTTE</text:span>, <text:span text:style-name="a950e37">Nicolas GAUD</text:span>. <text:span text:style-name="af9a5fe">“SeT Geographical Information System”.</text:span> National Patent IDDN.FR.001.050026.000.R.P.2009.000.20600. Agence Nationale de Protection des Programmes, France. 2009. </text:p>
        </text:list-item>
        <text:list-item>
          <text:p><text:span text:style-name="ae49e7a">Nicolas GAUD</text:span>, <text:span text:style-name="a0cfd4b">Stéphane GALLAND</text:span>, <text:span text:style-name="a7b092a">Vincent HILAIRE</text:span>, <text:span text:style-name="ae011f7">Abderrafiaa KOUKAM</text:span>. <text:span text:style-name="a44d49b">“An Organizational Platform for Holonic and Multiagent Systems”.</text:span> In the 6th International Workshop on Programming Multi-Agent Systems (ProMAS-9), in International Conference on Autonomous Agents and Multiagent Systems (AAMAS-9). vol. 5442, pp. 104-119. Eds. Koen V. HINDRIKS, Alexander POKAHR, Sebastian SARDINA. IFAAMAS. Series: Lecture Notes in Computer Science. Estoril, Portugal. 2009. </text:p>
        </text:list-item>
        <text:list-item>
          <text:p><text:span text:style-name="af2f269">Nicolas GAUD</text:span>, <text:span text:style-name="a117862">Sebastian RODRIGUEZ</text:span>, <text:span text:style-name="a75a663">Stéphane GALLAND</text:span>. <text:span text:style-name="a0d898c">“Plateforme multi-agent Janus”.</text:span> National Patent IDDN.FR.001.050026.000.R.P.2009.000.20600. Agence Nationale de Protection des Programmes, France. 2009. </text:p>
        </text:list-item>
        <text:list-item>
          <text:p>Massimo COSSENTINO, Salvatore GAGLIO, <text:span text:style-name="aabb55f">Stéphane GALLAND</text:span>, <text:span text:style-name="adde6b0">Nicolas GAUD</text:span>, <text:span text:style-name="aafa0e3">Vincent HILAIRE</text:span>, <text:span text:style-name="ab55414">Abderrafiaa KOUKAM</text:span>, Valeria SEIDITA. <text:span text:style-name="a26b979">“A MAS metamodel-driven approach to process composition”.</text:span> In the 9th International Workshop on Agent-Oriented Software Engineering (AOSE-8), in International Conference on Autonomous Agents and Multiagent Systems (AAMAS-8). pp. 86-100. IFAAMAS. Estoril, Portugal. 2008. </text:p>
        </text:list-item>
        <text:list-item>
          <text:p>Massimo COSSENTINO, <text:span text:style-name="a22563b">Stéphane GALLAND</text:span>, <text:span text:style-name="a4edd68">Nicolas GAUD</text:span>, <text:span text:style-name="af71b81">Vincent HILAIRE</text:span>, <text:span text:style-name="a2b1c6a">Abderrafiaa KOUKAM</text:span>. <text:span text:style-name="a672bbf">“How to control emergence of behaviours in a holarchy”.</text:span> In the International Workshop on Self-Adaptation for Robustness and Cooperation in Holonic Multi-Agent Systems (SARC-8), in IEEE International Conference on Self-Adaptive and Self-Organizing Systems (SASO-8). IEEE. Venice, Italy. 2008. </text:p>
        </text:list-item>
        <text:list-item>
          <text:p><text:span text:style-name="ad22be2">Stéphane GALLAND</text:span>, <text:span text:style-name="a409ef1">Nicolas GAUD</text:span>, <text:span text:style-name="a264b52">Abderrafiaa KOUKAM</text:span>. <text:span text:style-name="a5f0a6f">“Towards a Multilevel Simulation Approach Based on Holonic Multiagent Systems”.</text:span> In the 10th IEEE International Conference on Computer Modeling and Simulation (EUROSIM/UKSim-8). pp. 180-185. IEEE. 2008. </text:p>
        </text:list-item>
        <text:list-item>
          <text:p><text:span text:style-name="ab1f11b">Nicolas GAUD</text:span>, <text:span text:style-name="a1f6639">Stéphane GALLAND</text:span>, <text:span text:style-name="a7393cf">Franck GECHTER</text:span>, <text:span text:style-name="a9c2255">Vincent HILAIRE</text:span>, <text:span text:style-name="afd6489">Abderrafiaa KOUKAM</text:span>. <text:span text:style-name="ad9be51">“Holonic multilevel simulation of complex systems: Application to real-time pedestrians simulation in virtual urban environment”.</text:span> In the Simulation Modelling Practice and Theory. vol. 16, n. 10, pp. 1659-1676. DOI: <text:a xlink:href="https://doi.org/10.1016/j.simpat.2008.08.015" xlink:type="">10.1016/j.simpat.2008.08.015</text:a>. ISSN: 1569-190X. Elsevier. Ranking: Q3, IF:3.272. November, 2008. </text:p>
        </text:list-item>
        <text:list-item>
          <text:p><text:span text:style-name="a281324">Nicolas GAUD</text:span>, <text:span text:style-name="a3cb353">Vincent HILAIRE</text:span>, <text:span text:style-name="a69fd3e">Stéphane GALLAND</text:span>, <text:span text:style-name="ab3a35b">Abderrafiaa KOUKAM</text:span>, Massimo COSSENTINO. <text:span text:style-name="aaab569">“A Verification by Abstraction Framework for Organizational Multiagent Systems”.</text:span> In the 6th International Workshop From Agent Theory to Agent Implementation (AT2AI-8), in International Conference on Autonomous Agents and Multiagent Systems (AAMAS-8). pp. 67-73. Eds. Bernhard JUNG, Fabien MICHEL, Alessandro RICCI, Paolo PETTA. IFAAMAS. Estoril, Portugal. 2008. </text:p>
        </text:list-item>
        <text:list-item>
          <text:p>Massimo COSSENTINO, <text:span text:style-name="aeac6a1">Nicolas GAUD</text:span>, <text:span text:style-name="aa5dfe5">Stéphane GALLAND</text:span>, <text:span text:style-name="ab9ba29">Vincent HILAIRE</text:span>, <text:span text:style-name="ae436d6">Abderrafiaa KOUKAM</text:span>. <text:span text:style-name="a4960f1">“A Holonic Metamodel for Agent-Oriented Analysis and Design”.</text:span> In the International Conference of Holonic and Multi-Agent Systems for Manufacturing (HoloMAS-7). vol. 4659, pp. 237-246. Eds. V. MARIK, V. VYATKIN, A.W. COLOMBO. Springer. Series: Lecture Notes in Artifial Intelligence. 2007. </text:p>
        </text:list-item>
        <text:list-item>
          <text:p>Massimo COSSENTINO, <text:span text:style-name="a465fd0">Nicolas GAUD</text:span>, <text:span text:style-name="a4ebb6a">Vincent HILAIRE</text:span>, <text:span text:style-name="a9f5915">Stéphane GALLAND</text:span>, <text:span text:style-name="a2faf0f">Abderrafiaa KOUKAM</text:span>. <text:span text:style-name="afbe50d">“ASPECS: an Agent-oriented Software Process for Engineering Complex Systems”.</text:span> In the 5th Agent Oriented Software Engineering Technical Forum (AOSE-TF-7). Hammameth, Tunisia. 2007. </text:p>
        </text:list-item>
        <text:list-item>
          <text:p><text:span text:style-name="a21f24e">Nicolas GAUD</text:span>. <text:span text:style-name="ac5bea2">“Holonic Multi-Agent Systems: From the analysis to the implementation. Metamodel, Methodology and Multilevel simulation.”.</text:span> Doctoral thesis, Université de Technologie Belfort-Montbéliard, France. December, 2007. </text:p>
        </text:list-item>
        <text:list-item>
          <text:p><text:span text:style-name="ae0ef1a">Nicolas GAUD</text:span>, <text:span text:style-name="accc99e">Stéphane GALLAND</text:span>, <text:span text:style-name="aa7b0d2">Vincent HILAIRE</text:span>, <text:span text:style-name="a821e46">Abderrafiaa KOUKAM</text:span>, Massimo COSSENTINO. <text:span text:style-name="ac61856">“A Metamodel and Implementation Platform for Holonic Multi-Agent Systems”.</text:span> In the 5th European Conference on Multiagent Systems (EUMAS-7). EURaMAS. Hammameth, Tunisia. 2007. </text:p>
        </text:list-item>
        <text:list-item>
          <text:p><text:span text:style-name="af8ffad">Nicolas GAUD</text:span>, <text:span text:style-name="aa6db88">Franck GECHTER</text:span>, <text:span text:style-name="af4c097">Stéphane GALLAND</text:span>, <text:span text:style-name="a0c8377">Abderrafiaa KOUKAM</text:span>. <text:span text:style-name="ad092db">“Holonic multiagent multilevel simulation: Application to real-time pedestrians simulation in urban environment”.</text:span> In the 30th International Joint Conference on Artificial Intelligence (IJCAI-7). pp. 1275-1280. IJCAI Consortium. Hyderabad, India. 2007. </text:p>
        </text:list-item>
        <text:list-item>
          <text:p><text:span text:style-name="af0eefb">Sebastian RODRIGUEZ</text:span>, <text:span text:style-name="a137992">Nicolas GAUD</text:span>, <text:span text:style-name="af31591">Vincent HILAIRE</text:span>, <text:span text:style-name="a37569d">Stéphane GALLAND</text:span>, <text:span text:style-name="ae420a1">Abderrafiaa KOUKAM</text:span>. <text:span text:style-name="a829037">“An analysis and design concept for self-organization in Holonic Multi-Agent Systems”.</text:span> In the International Conference on Engineering Self-Organising Systems (ESOS-7). vol. 4435, pp. 15-27. Eds. S. Brueckner, et al. Springer. Series: Lecture Notes in Artificial Intelligence. 2007. </text:p>
        </text:list-item>
        <text:list-item>
          <text:p><text:span text:style-name="a7daf93">Stéphane GALLAND</text:span>, <text:span text:style-name="ac853a6">Nicolas GAUD</text:span>, <text:span text:style-name="ae97d57">Abderrafiaa KOUKAM</text:span>. <text:span text:style-name="ab04644">“Towards a Multi-Agent Model of the Decisional Subsystem of Distributed Industrial Systems: an Organizational and Formal Approach”.</text:span> In the IEEE International Conference on Service Systems and Service Management (ICSSSM-6). pp. 859-865. IEEE. Troyes, France. 2006. </text:p>
        </text:list-item>
        <text:list-item>
          <text:p><text:span text:style-name="abce446">Sebastian RODRIGUEZ</text:span>, <text:span text:style-name="a8bc669">Nicolas GAUD</text:span>, <text:span text:style-name="abb2776">Vincent HILAIRE</text:span>, <text:span text:style-name="a40f1fa">Stéphane GALLAND</text:span>, <text:span text:style-name="ad636f1">Abderrafiaa KOUKAM</text:span>. <text:span text:style-name="afac0a0">“An analysis and design concept for self-organization in Holonic Multi-Agent Systems”.</text:span> In the International Workshop on Engineering Self-Organizing Applications (ESOA-6), in International Conference on Engineering Self-Organising Systems (ESOS-6). pp. 62-75. 2006. </text:p>
        </text:list-item>
        <text:list-item>
          <text:p><text:span text:style-name="ae11671">Stéphane GALLAND</text:span>, <text:span text:style-name="ae5dbeb">Olivier LAMOTTE</text:span>, <text:span text:style-name="a7f647a">Nicolas GAUD</text:span>. <text:span text:style-name="a9bbfea">“Infrastructure Design with Multiagent Systems and Virtual Reality - Application to the PSA site”.</text:span> In the 7th International Generative Art Conference (GA-4). Milano, Italy. 2004. </text:p>
        </text:list-item>
        <text:list-item>
          <text:p><text:span text:style-name="a7cfa06">Nicolas GAUD</text:span>, <text:span text:style-name="a0d52e9">Stéphane GALLAND</text:span>, <text:span text:style-name="aad791d">Abderrafiaa KOUKAM</text:span>. <text:span text:style-name="adbcb78">“Visual Perception for Virtual Agents - Environment Model and Perception's Architecture for Multi-Agent Based Simulation in Virtual Environments: Application to a Pedestrian Simulation”.</text:span> In the International Workshop on Virtual Reality for Industrial Applications (VIA-4). Compiègne, France. 2004. </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4-04-16T10:28:18</dc:date>
    <meta:editing-cycles>2</meta:editing-cycles>
    <meta:editing-duration>PT0.310S</meta:editing-duration>
    <meta:creation-date>2024-04-16T10:28:17</meta:creation-date>
  </office:meta>
</office:document-meta>
</file>